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Black1" svg:font-family="'Arial Black'" style:font-pitch="variable"/>
    <style:font-face style:name="Arial Unicode MS" svg:font-family="'Arial Unicode MS'" style:font-family-generic="system" style:font-pitch="variable"/>
    <style:font-face style:name="Arial1" svg:font-family="Arial" style:font-family-generic="system" style:font-pitch="variable"/>
    <style:font-face style:name="Courier New" svg:font-family="'Courier New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JP" svg:font-family="'Noto Sans JP'" style:font-family-generic="system" style:font-pitch="variable"/>
    <style:font-face style:name="Tahoma" svg:font-family="Tahoma" style:font-family-generic="system" style:font-pitch="variable"/>
    <style:font-face style:name="ヒラギノ明朝 ProN" svg:font-family="'ヒラギノ明朝 ProN'" style:font-family-generic="system" style:font-pitch="variable"/>
    <style:font-face style:name="メイリオ" svg:font-family="メイリオ" style:font-pitch="variable"/>
    <style:font-face style:name="ＭＳ Ｐ明朝" svg:font-family="'ＭＳ Ｐ明朝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5cm" fo:min-width="0.374cm" loext:decorative="fals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5cm" fo:min-width="0.776cm" loext:decorative="false"/>
      <style:paragraph-properties style:writing-mode="lr-tb"/>
    </style:style>
    <style:style style:name="gr3" style:family="graphic" style:parent-style-name="objectwithoutfill">
      <style:graphic-properties svg:stroke-width="0.02cm" draw:marker-start-width="0.23cm" draw:marker-end-width="0.23cm" draw:fill="none" draw:textarea-vertical-align="middle" fo:padding-top="0.135cm" fo:padding-bottom="0.135cm" fo:padding-left="0.26cm" fo:padding-right="0.26cm" loext:decorative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5cm" fo:min-width="2.326cm" loext:decorative="false"/>
      <style:paragraph-properties style:writing-mode="lr-tb"/>
    </style:style>
    <style:style style:name="gr5" style:family="graphic" style:parent-style-name="standard">
      <style:graphic-properties draw:stroke="none" svg:stroke-width="0.02cm" svg:stroke-color="#000000" draw:marker-start-width="0.23cm" draw:marker-end-width="0.23cm" draw:fill="none" draw:fill-color="#ffffff" draw:textarea-horizontal-align="left" draw:auto-grow-height="true" draw:auto-grow-width="true" fo:min-height="0.243cm" fo:min-width="1.018cm" loext:decorative="false"/>
      <style:paragraph-properties style:writing-mode="lr-tb"/>
    </style:style>
    <style:style style:name="gr6" style:family="graphic">
      <style:graphic-properties loext:decorative="false"/>
    </style:style>
    <style:style style:name="gr7" style:family="graphic" style:parent-style-name="objectwithoutfill">
      <style:graphic-properties draw:stroke="dash" draw:stroke-dash="Long_20_Dash_20__28_Rounded_29_" svg:stroke-width="0.02cm" draw:marker-start-width="0.23cm" draw:marker-end-width="0.23cm" svg:stroke-linecap="round" draw:fill="none" draw:textarea-vertical-align="middle" fo:padding-top="0.135cm" fo:padding-bottom="0.135cm" fo:padding-left="0.26cm" fo:padding-right="0.26cm" loext:decorative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8cm" fo:min-width="0.358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8cm" fo:min-width="0.345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8cm" fo:min-width="0.507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8cm" fo:min-width="0.398cm" loext:decorative="false"/>
      <style:paragraph-properties style:writing-mode="lr-tb"/>
    </style:style>
    <style:style style:name="gr12" style:family="graphic" style:parent-style-name="standard">
      <style:graphic-properties draw:stroke="none" svg:stroke-width="0.02cm" svg:stroke-color="#000000" draw:marker-start-width="0.23cm" draw:marker-end-width="0.23cm" draw:fill="none" draw:fill-color="#ffffff" draw:textarea-horizontal-align="left" draw:auto-grow-height="true" draw:auto-grow-width="true" fo:min-height="0.348cm" fo:min-width="0.358cm" loext:decorative="false"/>
      <style:paragraph-properties style:writing-mode="lr-tb"/>
    </style:style>
    <style:style style:name="gr13" style:family="graphic" style:parent-style-name="standard">
      <style:graphic-properties draw:stroke="none" svg:stroke-width="0.02cm" svg:stroke-color="#000000" draw:marker-start-width="0.23cm" draw:marker-end-width="0.23cm" draw:fill="none" draw:fill-color="#ffffff" draw:textarea-horizontal-align="left" draw:auto-grow-height="true" draw:auto-grow-width="true" fo:min-height="0.348cm" fo:min-width="0.398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5cm" fo:min-width="1.551cm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5cm" fo:min-width="0.623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8cm" fo:min-width="0.99cm" loext:decorative="false"/>
      <style:paragraph-properties style:writing-mode="lr-tb"/>
    </style:style>
    <style:style style:name="gr17" style:family="graphic" style:parent-style-name="objectwithoutfill">
      <style:graphic-properties svg:stroke-width="0.05cm" draw:marker-start-width="0.275cm" draw:marker-end-width="0.275cm" draw:fill="none" draw:textarea-vertical-align="middle" fo:padding-top="0.15cm" fo:padding-bottom="0.15cm" fo:padding-left="0.275cm" fo:padding-right="0.275cm" loext:decorative="fals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95cm" fo:min-width="1.076cm" loext:decorative="false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5cm" fo:min-width="1.563cm" loext:decorative="false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8cm" fo:min-width="1.718cm" loext:decorative="false"/>
      <style:paragraph-properties style:writing-mode="lr-tb"/>
    </style:style>
    <style:style style:name="gr21" style:family="graphic" style:parent-style-name="standard">
      <style:graphic-properties svg:stroke-width="0.05cm" svg:stroke-color="#000000" draw:marker-start-width="0.275cm" draw:marker-end-width="0.275cm" draw:fill-color="#ffffff" draw:textarea-vertical-align="middle" fo:padding-top="0.15cm" fo:padding-bottom="0.15cm" fo:padding-left="0.275cm" fo:padding-right="0.275cm" loext:decorative="false"/>
    </style:style>
    <style:style style:name="gr22" style:family="graphic" style:parent-style-name="standard">
      <style:graphic-properties svg:stroke-width="0.02cm" svg:stroke-color="#000000" draw:marker-start-width="0.23cm" draw:marker-end-width="0.23cm" draw:fill-color="#ffffff" draw:textarea-vertical-align="middle" fo:padding-top="0.135cm" fo:padding-bottom="0.135cm" fo:padding-left="0.26cm" fo:padding-right="0.26cm" loext:decorative="false"/>
    </style:style>
    <style:style style:name="gr23" style:family="graphic" style:parent-style-name="standard">
      <style:graphic-properties draw:stroke="none" svg:stroke-width="0.02cm" svg:stroke-color="#000000" draw:marker-start-width="0.23cm" draw:marker-end-width="0.23cm" draw:fill="none" draw:fill-color="#ffffff" draw:textarea-horizontal-align="left" draw:auto-grow-height="true" draw:auto-grow-width="true" fo:min-height="0.959cm" fo:min-width="1.272cm" loext:decorative="false"/>
      <style:paragraph-properties style:writing-mode="lr-tb"/>
    </style:style>
    <style:style style:name="gr24" style:family="graphic" style:parent-style-name="standard">
      <style:graphic-properties draw:stroke="none" svg:stroke-width="0.02cm" svg:stroke-color="#000000" draw:marker-start-width="0.23cm" draw:marker-end-width="0.23cm" draw:fill="none" draw:fill-color="#ffffff" draw:textarea-horizontal-align="left" draw:auto-grow-height="true" draw:auto-grow-width="true" fo:min-height="0.48cm" fo:min-width="0.437cm" loext:decorative="false"/>
      <style:paragraph-properties style:writing-mode="lr-tb"/>
    </style:style>
    <style:style style:name="gr25" style:family="graphic" style:parent-style-name="standard">
      <style:graphic-properties draw:stroke="none" svg:stroke-width="0.02cm" svg:stroke-color="#000000" draw:marker-start-width="0.23cm" draw:marker-end-width="0.23cm" draw:fill="none" draw:fill-color="#ffffff" draw:textarea-horizontal-align="left" draw:auto-grow-height="true" draw:auto-grow-width="true" fo:min-height="0.959cm" fo:min-width="1.804cm" loext:decorative="false"/>
      <style:paragraph-properties style:writing-mode="lr-tb"/>
    </style:style>
    <style:style style:name="gr26" style:family="graphic" style:parent-style-name="standard">
      <style:graphic-properties draw:stroke="none" svg:stroke-width="0.02cm" svg:stroke-color="#000000" draw:marker-start-width="0.23cm" draw:marker-end-width="0.23cm" draw:fill="none" draw:fill-color="#ffffff" draw:textarea-horizontal-align="left" draw:auto-grow-height="true" draw:auto-grow-width="true" fo:min-height="0.959cm" fo:min-width="1.688cm" loext:decorative="false"/>
      <style:paragraph-properties style:writing-mode="lr-tb"/>
    </style:style>
    <style:style style:name="gr27" style:family="graphic" style:parent-style-name="objectwithoutfill">
      <style:graphic-properties svg:stroke-width="0.02cm" draw:marker-start-width="0.23cm" draw:marker-end="Arrow" draw:marker-end-width="0.23cm" draw:fill="none" draw:textarea-vertical-align="middle" fo:padding-top="0.135cm" fo:padding-bottom="0.135cm" fo:padding-left="0.26cm" fo:padding-right="0.26cm" loext:decorative="false"/>
    </style:style>
    <style:style style:name="gr28" style:family="graphic" style:parent-style-name="standard">
      <style:graphic-properties draw:stroke="none" svg:stroke-width="0.02cm" svg:stroke-color="#000000" draw:marker-start-width="0.23cm" draw:marker-end-width="0.23cm" draw:fill="none" draw:fill-color="#ffffff" draw:textarea-horizontal-align="left" draw:auto-grow-height="true" draw:auto-grow-width="true" fo:min-height="0.48cm" fo:min-width="0.244cm" loext:decorative="false"/>
      <style:paragraph-properties style:writing-mode="lr-tb"/>
    </style:style>
    <style:style style:name="gr29" style:family="graphic" style:parent-style-name="standard">
      <style:graphic-properties draw:stroke="none" svg:stroke-width="0.02cm" svg:stroke-color="#000000" draw:marker-start-width="0.23cm" draw:marker-end-width="0.23cm" draw:fill-color="#000000" draw:textarea-vertical-align="middle" loext:decorative="false"/>
    </style:style>
    <style:style style:name="gr30" style:family="graphic" style:parent-style-name="standard">
      <style:graphic-properties draw:stroke="none" svg:stroke-width="0.02cm" svg:stroke-color="#000000" draw:marker-start-width="0.23cm" draw:marker-end-width="0.23cm" draw:fill="none" draw:fill-color="#ffffff" draw:textarea-vertical-align="middle" loext:decorative="false"/>
    </style:style>
    <style:style style:name="gr31" style:family="graphic" style:parent-style-name="standard">
      <style:graphic-properties draw:stroke="none" svg:stroke-width="0.02cm" svg:stroke-color="#000000" draw:marker-start-width="0.23cm" draw:marker-end-width="0.23cm" draw:fill="none" draw:fill-color="#ffffff" draw:textarea-horizontal-align="left" draw:auto-grow-height="true" draw:auto-grow-width="true" fo:min-height="0.48cm" fo:min-width="0.569cm" loext:decorative="false"/>
      <style:paragraph-properties style:writing-mode="lr-tb"/>
    </style:style>
    <style:style style:name="gr32" style:family="graphic" style:parent-style-name="standard">
      <style:graphic-properties draw:stroke="none" svg:stroke-width="0.02cm" svg:stroke-color="#000000" draw:marker-start-width="0.23cm" draw:marker-end-width="0.23cm" draw:fill="none" draw:fill-color="#ffffff" draw:textarea-horizontal-align="left" draw:auto-grow-height="true" draw:auto-grow-width="true" fo:min-height="0.48cm" fo:min-width="0.463cm" loext:decorative="false"/>
      <style:paragraph-properties style:writing-mode="lr-tb"/>
    </style:style>
    <style:style style:name="gr33" style:family="graphic" style:parent-style-name="standard">
      <style:graphic-properties draw:stroke="none" svg:stroke-width="0.02cm" svg:stroke-color="#000000" draw:marker-start-width="0.23cm" draw:marker-end-width="0.23cm" draw:fill="none" draw:fill-color="#ffffff" draw:textarea-horizontal-align="left" draw:auto-grow-height="true" draw:auto-grow-width="true" fo:min-height="0.48cm" fo:min-width="3.267cm" loext:decorative="false"/>
      <style:paragraph-properties style:writing-mode="lr-tb"/>
    </style:style>
    <style:style style:name="gr34" style:family="graphic" style:parent-style-name="standard">
      <style:graphic-properties svg:stroke-width="0.02cm" svg:stroke-color="#000000" draw:marker-start-width="0.23cm" draw:marker-end-width="0.23cm" draw:fill-color="#ffffff" draw:textarea-horizontal-align="justify" draw:textarea-vertical-align="middle" draw:auto-grow-height="false" fo:min-height="0cm" fo:min-width="0cm" fo:padding-top="0.135cm" fo:padding-bottom="0.135cm" fo:padding-left="0.26cm" fo:padding-right="0.26cm" loext:decorative="false"/>
    </style:style>
    <style:style style:name="gr35" style:family="graphic" style:parent-style-name="standard">
      <style:graphic-properties draw:stroke="none" svg:stroke-width="0.02cm" svg:stroke-color="#000000" draw:marker-start-width="0.23cm" draw:marker-end-width="0.23cm" draw:fill="none" draw:fill-color="#ffffff" draw:textarea-horizontal-align="left" draw:auto-grow-height="true" draw:auto-grow-width="true" fo:min-height="0.48cm" fo:min-width="0.66cm" loext:decorative="false"/>
      <style:paragraph-properties style:writing-mode="lr-tb"/>
    </style:style>
    <style:style style:name="gr36" style:family="graphic" style:parent-style-name="standard">
      <style:graphic-properties draw:stroke="none" svg:stroke-width="0.02cm" svg:stroke-color="#000000" draw:marker-start-width="0.23cm" draw:marker-end-width="0.23cm" draw:fill="none" draw:fill-color="#ffffff" draw:textarea-horizontal-align="left" draw:auto-grow-height="true" draw:auto-grow-width="true" fo:min-height="0.48cm" fo:min-width="0.694cm" loext:decorative="false"/>
      <style:paragraph-properties style:writing-mode="lr-tb"/>
    </style:style>
    <style:style style:name="gr37" style:family="graphic" style:parent-style-name="standard">
      <style:graphic-properties draw:stroke="none" svg:stroke-width="0.02cm" svg:stroke-color="#000000" draw:marker-start-width="0.23cm" draw:marker-end-width="0.23cm" draw:fill="none" draw:fill-color="#ffffff" draw:textarea-horizontal-align="left" draw:auto-grow-height="true" draw:auto-grow-width="true" fo:min-height="0.48cm" fo:min-width="1.279cm" loext:decorative="false"/>
      <style:paragraph-properties style:writing-mode="lr-tb"/>
    </style:style>
    <style:style style:name="gr38" style:family="graphic" style:parent-style-name="standard">
      <style:graphic-properties draw:stroke="none" svg:stroke-width="0.02cm" svg:stroke-color="#000000" draw:marker-start-width="0.23cm" draw:marker-end-width="0.23cm" draw:fill="none" draw:fill-color="#ffffff" draw:textarea-horizontal-align="left" draw:auto-grow-height="true" draw:auto-grow-width="true" fo:min-height="0.48cm" fo:min-width="2.472cm" loext:decorative="false"/>
      <style:paragraph-properties style:writing-mode="lr-tb"/>
    </style:style>
    <style:style style:name="gr39" style:family="graphic" style:parent-style-name="standard">
      <style:graphic-properties draw:stroke="none" svg:stroke-width="0.02cm" svg:stroke-color="#000000" draw:marker-start-width="0.23cm" draw:marker-end-width="0.23cm" draw:fill="none" draw:fill-color="#ffffff" draw:textarea-horizontal-align="left" draw:auto-grow-height="true" draw:auto-grow-width="true" fo:min-height="0.48cm" fo:min-width="1.15cm" loext:decorative="false"/>
      <style:paragraph-properties style:writing-mode="lr-tb"/>
    </style:style>
    <style:style style:name="gr40" style:family="graphic" style:parent-style-name="standard">
      <style:graphic-properties svg:stroke-width="0.02cm" draw:marker-start-width="0.23cm" draw:marker-end-width="0.23cm" draw:fill="none" draw:textarea-vertical-align="middle" draw:auto-grow-height="false" fo:min-height="2.878cm" fo:min-width="0cm" fo:padding-top="0.135cm" fo:padding-bottom="0.135cm" fo:padding-left="0.26cm" fo:padding-right="0.26cm" loext:decorative="false"/>
    </style:style>
    <style:style style:name="gr41" style:family="graphic" style:parent-style-name="standard">
      <style:graphic-properties draw:stroke="none" svg:stroke-width="0.02cm" svg:stroke-color="#000000" draw:marker-start-width="0.23cm" draw:marker-end-width="0.23cm" draw:fill="none" draw:fill-color="#ffffff" draw:textarea-horizontal-align="left" draw:auto-grow-height="true" draw:auto-grow-width="true" fo:min-height="1.271cm" fo:min-width="1.426cm" loext:decorative="false"/>
      <style:paragraph-properties style:writing-mode="lr-tb"/>
    </style:style>
    <style:style style:name="gr42" style:family="graphic" style:parent-style-name="standard">
      <style:graphic-properties draw:stroke="none" svg:stroke-width="0.02cm" svg:stroke-color="#000000" draw:marker-start-width="0.23cm" draw:marker-end-width="0.23cm" draw:fill="none" draw:fill-color="#ffffff" draw:textarea-horizontal-align="left" draw:auto-grow-height="true" draw:auto-grow-width="true" fo:min-height="1.271cm" fo:min-width="1.268cm" loext:decorative="false"/>
      <style:paragraph-properties style:writing-mode="lr-tb"/>
    </style:style>
    <style:style style:name="gr43" style:family="graphic" style:parent-style-name="standard">
      <style:graphic-properties draw:stroke="none" svg:stroke-width="0.02cm" svg:stroke-color="#000000" draw:marker-start-width="0.23cm" draw:marker-end-width="0.23cm" draw:fill="none" draw:fill-color="#ffffff" draw:textarea-horizontal-align="left" draw:auto-grow-height="true" draw:auto-grow-width="true" fo:min-height="0.48cm" fo:min-width="12.9cm" loext:decorative="false"/>
      <style:paragraph-properties style:writing-mode="lr-tb"/>
    </style:style>
    <style:style style:name="gr44" style:family="graphic" style:parent-style-name="standard">
      <style:graphic-properties draw:stroke="none" svg:stroke-width="0.02cm" svg:stroke-color="#000000" draw:marker-start-width="0.23cm" draw:marker-end-width="0.23cm" draw:fill="solid" draw:fill-color="#81d41a" draw:textarea-horizontal-align="left" draw:auto-grow-height="true" draw:auto-grow-width="true" fo:min-height="0.636cm" fo:min-width="2.095cm" loext:decorative="false"/>
      <style:paragraph-properties style:writing-mode="lr-tb"/>
    </style:style>
    <style:style style:name="gr45" style:family="graphic" style:parent-style-name="objectwithoutfill">
      <style:graphic-properties svg:stroke-width="0.02cm" draw:marker-start-width="0.23cm" draw:marker-end="Arrow" draw:marker-end-width="0.33cm" draw:fill="none" draw:textarea-vertical-align="middle" fo:padding-top="0.135cm" fo:padding-bottom="0.135cm" fo:padding-left="0.26cm" fo:padding-right="0.26cm" loext:decorative="false"/>
    </style:style>
    <style:style style:name="gr46" style:family="graphic" style:parent-style-name="standard">
      <style:graphic-properties draw:stroke="none" svg:stroke-width="0.02cm" svg:stroke-color="#000000" draw:marker-start-width="0.23cm" draw:marker-end-width="0.23cm" draw:fill="none" draw:fill-color="#ffffff" draw:textarea-horizontal-align="left" draw:auto-grow-height="true" draw:auto-grow-width="true" fo:min-height="0.48cm" fo:min-width="13.9cm" loext:decorative="false"/>
      <style:paragraph-properties style:writing-mode="lr-tb"/>
    </style:style>
    <style:style style:name="P1" style:family="paragraph">
      <loext:graphic-properties draw:fill="none" draw:fill-color="#ffffff"/>
      <style:text-properties style:font-name="メイリオ" fo:font-size="8pt" style:font-size-asian="8pt" style:font-size-complex="8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style:font-name="Courier New" fo:font-size="6pt" style:font-size-asian="6pt" style:font-size-complex="6pt"/>
    </style:style>
    <style:style style:name="P4" style:family="paragraph">
      <loext:graphic-properties draw:fill="none" draw:fill-color="#ffffff"/>
      <style:text-properties style:font-name="Arial Black1" fo:font-size="7pt" style:font-size-asian="7pt" style:font-size-complex="7pt"/>
    </style:style>
    <style:style style:name="P5" style:family="paragraph">
      <loext:graphic-properties draw:fill="none" draw:fill-color="#ffffff"/>
      <style:text-properties style:font-name="メイリオ" fo:font-size="8pt" style:font-size-asian="8pt" style:font-size-complex="8pt" style:text-overline-style="solid" style:text-overline-width="auto" style:text-overline-color="font-color"/>
    </style:style>
    <style:style style:name="P6" style:family="paragraph">
      <loext:graphic-properties draw:fill="none" draw:fill-color="#ffffff"/>
      <style:text-properties style:font-name="Arial Black1" fo:font-size="12pt" style:font-size-asian="12pt" style:font-size-complex="12pt"/>
    </style:style>
    <style:style style:name="P7" style:family="paragraph">
      <loext:graphic-properties draw:fill-color="#ffffff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paragraph-properties fo:text-align="center"/>
      <style:text-properties style:font-name="メイリオ" fo:font-size="9pt" style:font-name-asian="メイリオ" style:font-size-asian="9pt" style:font-size-complex="9pt"/>
    </style:style>
    <style:style style:name="P10" style:family="paragraph">
      <loext:graphic-properties draw:fill="none" draw:fill-color="#ffffff"/>
      <style:text-properties style:font-name="メイリオ" fo:font-size="9pt" style:font-name-asian="メイリオ" style:font-size-asian="9pt" style:font-size-complex="9pt"/>
    </style:style>
    <style:style style:name="P11" style:family="paragraph">
      <loext:graphic-properties draw:fill="none" draw:fill-color="#ffffff"/>
      <style:paragraph-properties fo:text-align="center"/>
      <style:text-properties style:font-name="メイリオ" fo:font-size="9pt" style:font-name-asian="メイリオ" style:font-size-asian="9pt" style:font-size-complex="9pt" style:text-overline-style="solid" style:text-overline-width="auto" style:text-overline-color="font-color"/>
    </style:style>
    <style:style style:name="P12" style:family="paragraph">
      <loext:graphic-properties draw:fill-color="#000000"/>
      <style:paragraph-properties fo:text-align="center"/>
    </style:style>
    <style:style style:name="P13" style:family="paragraph">
      <loext:graphic-properties draw:fill="none" draw:fill-color="#ffffff"/>
      <style:paragraph-properties fo:text-align="center"/>
    </style:style>
    <style:style style:name="P14" style:family="paragraph">
      <loext:graphic-properties draw:fill="none" draw:fill-color="#ffffff"/>
      <style:text-properties style:font-name="メイリオ" fo:font-size="12pt" style:font-name-asian="メイリオ" style:font-size-asian="12pt" style:font-size-complex="12pt"/>
    </style:style>
    <style:style style:name="P15" style:family="paragraph">
      <loext:graphic-properties draw:fill="solid" draw:fill-color="#81d41a"/>
      <style:text-properties style:font-name="メイリオ" fo:font-size="12pt" style:font-name-asian="メイリオ" style:font-size-asian="12pt" style:font-size-complex="12pt"/>
    </style:style>
    <style:style style:name="T1" style:family="text">
      <style:text-properties style:font-name="メイリオ" fo:font-size="8pt" style:font-size-asian="8pt" style:font-size-complex="8pt"/>
    </style:style>
    <style:style style:name="T2" style:family="text">
      <style:text-properties style:font-name="Courier New" fo:font-size="6pt" style:font-size-asian="6pt" style:font-size-complex="6pt"/>
    </style:style>
    <style:style style:name="T3" style:family="text">
      <style:text-properties style:font-name="Arial Black1" fo:font-size="7pt" style:font-size-asian="7pt" style:font-size-complex="7pt"/>
    </style:style>
    <style:style style:name="T4" style:family="text">
      <style:text-properties style:font-name="メイリオ" fo:font-size="8pt" style:font-size-asian="8pt" style:font-size-complex="8pt" style:text-overline-style="solid" style:text-overline-width="auto" style:text-overline-color="font-color"/>
    </style:style>
    <style:style style:name="T5" style:family="text">
      <style:text-properties style:font-name="Arial Black1" fo:font-size="12pt" style:font-size-asian="12pt" style:font-size-complex="12pt"/>
    </style:style>
    <style:style style:name="T6" style:family="text">
      <style:text-properties style:font-name="メイリオ" fo:font-size="9pt" style:font-name-asian="メイリオ" style:font-size-asian="9pt" style:font-size-complex="9pt"/>
    </style:style>
    <style:style style:name="T7" style:family="text">
      <style:text-properties style:font-name="メイリオ" fo:font-size="9pt" style:font-name-asian="メイリオ" style:font-size-asian="9pt" style:font-size-complex="9pt" style:text-overline-style="solid" style:text-overline-width="auto" style:text-overline-color="font-color"/>
    </style:style>
    <style:style style:name="T8" style:family="text">
      <style:text-properties style:font-name="メイリオ" fo:font-size="12pt" style:font-name-asian="メイリオ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0.874cm" svg:height="0.675cm" svg:x="3.096cm" svg:y="1.841cm">
          <draw:text-box>
            <text:p><text:span text:style-name="T1">clk</text:span></text:p>
          </draw:text-box>
        </draw:frame>
        <draw:frame draw:style-name="gr2" draw:text-style-name="P1" draw:layer="layout" svg:width="1.276cm" svg:height="0.675cm" svg:x="2.697cm" svg:y="2.371cm">
          <draw:text-box>
            <text:p><text:span text:style-name="T1">res_n</text:span></text:p>
          </draw:text-box>
        </draw:frame>
        <draw:line draw:style-name="gr3" draw:text-style-name="P2" draw:layer="layout" svg:x1="3.913cm" svg:y1="3.001cm" svg:x2="8.5cm" svg:y2="3.001cm">
          <text:p/>
        </draw:line>
        <draw:line draw:style-name="gr3" draw:text-style-name="P2" draw:layer="layout" svg:x1="8.613cm" svg:y1="2.601cm" svg:x2="8.513cm" svg:y2="3.001cm">
          <text:p/>
        </draw:line>
        <draw:line draw:style-name="gr3" draw:text-style-name="P2" draw:layer="layout" svg:x1="8.6cm" svg:y1="2.601cm" svg:x2="28.413cm" svg:y2="2.601cm">
          <text:p/>
        </draw:line>
        <draw:frame draw:style-name="gr4" draw:text-style-name="P1" draw:layer="layout" svg:width="2.826cm" svg:height="0.675cm" svg:x="1.313cm" svg:y="3.701cm">
          <draw:text-box>
            <text:p><text:span text:style-name="T1">state_next[7:0]</text:span></text:p>
          </draw:text-box>
        </draw:frame>
        <draw:line draw:style-name="gr3" draw:text-style-name="P2" draw:layer="layout" svg:x1="10.113cm" svg:y1="3.801cm" svg:x2="10.013cm" svg:y2="4.201cm">
          <text:p/>
        </draw:line>
        <draw:line draw:style-name="gr3" draw:text-style-name="P2" draw:layer="layout" svg:x1="10.013cm" svg:y1="3.801cm" svg:x2="10.113cm" svg:y2="4.201cm">
          <text:p/>
        </draw:line>
        <draw:line draw:style-name="gr3" draw:text-style-name="P2" draw:layer="layout" svg:x1="3.913cm" svg:y1="3.801cm" svg:x2="10.013cm" svg:y2="3.801cm">
          <text:p/>
        </draw:line>
        <draw:line draw:style-name="gr3" draw:text-style-name="P2" draw:layer="layout" svg:x1="3.913cm" svg:y1="4.201cm" svg:x2="10.013cm" svg:y2="4.201cm">
          <text:p/>
        </draw:line>
        <draw:frame draw:style-name="gr5" draw:text-style-name="P3" draw:layer="layout" svg:width="1.518cm" svg:height="0.493cm" svg:x="6.195cm" svg:y="3.801cm">
          <draw:text-box>
            <text:p><text:span text:style-name="T2">00000000</text:span></text:p>
          </draw:text-box>
        </draw:frame>
        <draw:g draw:style-name="gr6">
          <draw:line draw:style-name="gr3" draw:text-style-name="P2" draw:layer="layout" svg:x1="4.013cm" svg:y1="2.001cm" svg:x2="3.913cm" svg:y2="2.401cm">
            <text:p/>
          </draw:line>
          <draw:line draw:style-name="gr3" draw:text-style-name="P2" draw:layer="layout" svg:x1="4.913cm" svg:y1="2.001cm" svg:x2="5.013cm" svg:y2="2.401cm">
            <text:p/>
          </draw:line>
          <draw:line draw:style-name="gr3" draw:text-style-name="P2" draw:layer="layout" svg:x1="4.013cm" svg:y1="2.001cm" svg:x2="4.913cm" svg:y2="2.001cm">
            <text:p/>
          </draw:line>
        </draw:g>
        <draw:g draw:style-name="gr6">
          <draw:line draw:style-name="gr3" draw:text-style-name="P2" draw:layer="layout" svg:x1="5.013cm" svg:y1="2.401cm" svg:x2="4.913cm" svg:y2="2.001cm">
            <text:p/>
          </draw:line>
          <draw:line draw:style-name="gr3" draw:text-style-name="P2" draw:layer="layout" svg:x1="5.913cm" svg:y1="2.401cm" svg:x2="6.013cm" svg:y2="2.001cm">
            <text:p/>
          </draw:line>
          <draw:line draw:style-name="gr3" draw:text-style-name="P2" draw:layer="layout" svg:x1="5.013cm" svg:y1="2.401cm" svg:x2="5.913cm" svg:y2="2.401cm">
            <text:p/>
          </draw:line>
        </draw:g>
        <draw:g draw:style-name="gr6">
          <draw:line draw:style-name="gr3" draw:text-style-name="P2" draw:layer="layout" svg:x1="6.013cm" svg:y1="2.001cm" svg:x2="5.913cm" svg:y2="2.401cm">
            <text:p/>
          </draw:line>
          <draw:line draw:style-name="gr3" draw:text-style-name="P2" draw:layer="layout" svg:x1="6.913cm" svg:y1="2.001cm" svg:x2="7.013cm" svg:y2="2.401cm">
            <text:p/>
          </draw:line>
          <draw:line draw:style-name="gr3" draw:text-style-name="P2" draw:layer="layout" svg:x1="6.013cm" svg:y1="2.001cm" svg:x2="6.913cm" svg:y2="2.001cm">
            <text:p/>
          </draw:line>
        </draw:g>
        <draw:g draw:style-name="gr6">
          <draw:line draw:style-name="gr3" draw:text-style-name="P2" draw:layer="layout" svg:x1="7.013cm" svg:y1="2.401cm" svg:x2="6.913cm" svg:y2="2.001cm">
            <text:p/>
          </draw:line>
          <draw:line draw:style-name="gr3" draw:text-style-name="P2" draw:layer="layout" svg:x1="7.913cm" svg:y1="2.401cm" svg:x2="8.013cm" svg:y2="2.001cm">
            <text:p/>
          </draw:line>
          <draw:line draw:style-name="gr3" draw:text-style-name="P2" draw:layer="layout" svg:x1="7.013cm" svg:y1="2.401cm" svg:x2="7.913cm" svg:y2="2.401cm">
            <text:p/>
          </draw:line>
        </draw:g>
        <draw:g draw:style-name="gr6">
          <draw:line draw:style-name="gr3" draw:text-style-name="P2" draw:layer="layout" svg:x1="8.013cm" svg:y1="2.001cm" svg:x2="7.913cm" svg:y2="2.401cm">
            <text:p/>
          </draw:line>
          <draw:line draw:style-name="gr3" draw:text-style-name="P2" draw:layer="layout" svg:x1="8.913cm" svg:y1="2.001cm" svg:x2="9.013cm" svg:y2="2.401cm">
            <text:p/>
          </draw:line>
          <draw:line draw:style-name="gr3" draw:text-style-name="P2" draw:layer="layout" svg:x1="8.013cm" svg:y1="2.001cm" svg:x2="8.913cm" svg:y2="2.001cm">
            <text:p/>
          </draw:line>
        </draw:g>
        <draw:g draw:style-name="gr6">
          <draw:line draw:style-name="gr3" draw:text-style-name="P2" draw:layer="layout" svg:x1="9.013cm" svg:y1="2.401cm" svg:x2="8.913cm" svg:y2="2.001cm">
            <text:p/>
          </draw:line>
          <draw:line draw:style-name="gr3" draw:text-style-name="P2" draw:layer="layout" svg:x1="9.913cm" svg:y1="2.401cm" svg:x2="10.013cm" svg:y2="2.001cm">
            <text:p/>
          </draw:line>
          <draw:line draw:style-name="gr3" draw:text-style-name="P2" draw:layer="layout" svg:x1="9.013cm" svg:y1="2.401cm" svg:x2="9.913cm" svg:y2="2.401cm">
            <text:p/>
          </draw:line>
        </draw:g>
        <draw:g draw:style-name="gr6">
          <draw:line draw:style-name="gr3" draw:text-style-name="P2" draw:layer="layout" svg:x1="10.013cm" svg:y1="2.001cm" svg:x2="9.913cm" svg:y2="2.401cm">
            <text:p/>
          </draw:line>
          <draw:line draw:style-name="gr3" draw:text-style-name="P2" draw:layer="layout" svg:x1="10.913cm" svg:y1="2.001cm" svg:x2="11.013cm" svg:y2="2.401cm">
            <text:p/>
          </draw:line>
          <draw:line draw:style-name="gr3" draw:text-style-name="P2" draw:layer="layout" svg:x1="10.013cm" svg:y1="2.001cm" svg:x2="10.913cm" svg:y2="2.001cm">
            <text:p/>
          </draw:line>
        </draw:g>
        <draw:g draw:style-name="gr6">
          <draw:line draw:style-name="gr3" draw:text-style-name="P2" draw:layer="layout" svg:x1="11.013cm" svg:y1="2.401cm" svg:x2="10.913cm" svg:y2="2.001cm">
            <text:p/>
          </draw:line>
          <draw:line draw:style-name="gr3" draw:text-style-name="P2" draw:layer="layout" svg:x1="11.913cm" svg:y1="2.401cm" svg:x2="12.013cm" svg:y2="2.001cm">
            <text:p/>
          </draw:line>
          <draw:line draw:style-name="gr3" draw:text-style-name="P2" draw:layer="layout" svg:x1="11.013cm" svg:y1="2.401cm" svg:x2="11.913cm" svg:y2="2.401cm">
            <text:p/>
          </draw:line>
        </draw:g>
        <draw:g draw:style-name="gr6">
          <draw:line draw:style-name="gr3" draw:text-style-name="P2" draw:layer="layout" svg:x1="12.013cm" svg:y1="2.001cm" svg:x2="11.913cm" svg:y2="2.401cm">
            <text:p/>
          </draw:line>
          <draw:line draw:style-name="gr3" draw:text-style-name="P2" draw:layer="layout" svg:x1="12.913cm" svg:y1="2.001cm" svg:x2="13.013cm" svg:y2="2.401cm">
            <text:p/>
          </draw:line>
          <draw:line draw:style-name="gr3" draw:text-style-name="P2" draw:layer="layout" svg:x1="12.013cm" svg:y1="2.001cm" svg:x2="12.913cm" svg:y2="2.001cm">
            <text:p/>
          </draw:line>
        </draw:g>
        <draw:g draw:style-name="gr6">
          <draw:line draw:style-name="gr3" draw:text-style-name="P2" draw:layer="layout" svg:x1="13.013cm" svg:y1="2.401cm" svg:x2="12.913cm" svg:y2="2.001cm">
            <text:p/>
          </draw:line>
          <draw:line draw:style-name="gr3" draw:text-style-name="P2" draw:layer="layout" svg:x1="13.913cm" svg:y1="2.401cm" svg:x2="14.013cm" svg:y2="2.001cm">
            <text:p/>
          </draw:line>
          <draw:line draw:style-name="gr3" draw:text-style-name="P2" draw:layer="layout" svg:x1="13.013cm" svg:y1="2.401cm" svg:x2="13.913cm" svg:y2="2.401cm">
            <text:p/>
          </draw:line>
        </draw:g>
        <draw:g draw:style-name="gr6">
          <draw:line draw:style-name="gr3" draw:text-style-name="P2" draw:layer="layout" svg:x1="14.013cm" svg:y1="2.001cm" svg:x2="13.913cm" svg:y2="2.401cm">
            <text:p/>
          </draw:line>
          <draw:line draw:style-name="gr3" draw:text-style-name="P2" draw:layer="layout" svg:x1="14.913cm" svg:y1="2.001cm" svg:x2="15.013cm" svg:y2="2.401cm">
            <text:p/>
          </draw:line>
          <draw:line draw:style-name="gr3" draw:text-style-name="P2" draw:layer="layout" svg:x1="14.013cm" svg:y1="2.001cm" svg:x2="14.913cm" svg:y2="2.001cm">
            <text:p/>
          </draw:line>
        </draw:g>
        <draw:g draw:style-name="gr6">
          <draw:line draw:style-name="gr3" draw:text-style-name="P2" draw:layer="layout" svg:x1="15.013cm" svg:y1="2.401cm" svg:x2="14.913cm" svg:y2="2.001cm">
            <text:p/>
          </draw:line>
          <draw:line draw:style-name="gr3" draw:text-style-name="P2" draw:layer="layout" svg:x1="15.913cm" svg:y1="2.401cm" svg:x2="16.013cm" svg:y2="2.001cm">
            <text:p/>
          </draw:line>
          <draw:line draw:style-name="gr3" draw:text-style-name="P2" draw:layer="layout" svg:x1="15.013cm" svg:y1="2.401cm" svg:x2="15.913cm" svg:y2="2.401cm">
            <text:p/>
          </draw:line>
        </draw:g>
        <draw:g draw:style-name="gr6">
          <draw:line draw:style-name="gr3" draw:text-style-name="P2" draw:layer="layout" svg:x1="16.013cm" svg:y1="2.001cm" svg:x2="15.913cm" svg:y2="2.401cm">
            <text:p/>
          </draw:line>
          <draw:line draw:style-name="gr3" draw:text-style-name="P2" draw:layer="layout" svg:x1="16.913cm" svg:y1="2.001cm" svg:x2="17.013cm" svg:y2="2.401cm">
            <text:p/>
          </draw:line>
          <draw:line draw:style-name="gr3" draw:text-style-name="P2" draw:layer="layout" svg:x1="16.013cm" svg:y1="2.001cm" svg:x2="16.913cm" svg:y2="2.001cm">
            <text:p/>
          </draw:line>
        </draw:g>
        <draw:g draw:style-name="gr6">
          <draw:line draw:style-name="gr3" draw:text-style-name="P2" draw:layer="layout" svg:x1="17.013cm" svg:y1="2.401cm" svg:x2="16.913cm" svg:y2="2.001cm">
            <text:p/>
          </draw:line>
          <draw:line draw:style-name="gr3" draw:text-style-name="P2" draw:layer="layout" svg:x1="17.913cm" svg:y1="2.401cm" svg:x2="18.013cm" svg:y2="2.001cm">
            <text:p/>
          </draw:line>
          <draw:line draw:style-name="gr3" draw:text-style-name="P2" draw:layer="layout" svg:x1="17.013cm" svg:y1="2.401cm" svg:x2="17.913cm" svg:y2="2.401cm">
            <text:p/>
          </draw:line>
        </draw:g>
        <draw:g draw:style-name="gr6">
          <draw:line draw:style-name="gr3" draw:text-style-name="P2" draw:layer="layout" svg:x1="18.013cm" svg:y1="2.001cm" svg:x2="17.913cm" svg:y2="2.401cm">
            <text:p/>
          </draw:line>
          <draw:line draw:style-name="gr3" draw:text-style-name="P2" draw:layer="layout" svg:x1="18.913cm" svg:y1="2.001cm" svg:x2="19.013cm" svg:y2="2.401cm">
            <text:p/>
          </draw:line>
          <draw:line draw:style-name="gr3" draw:text-style-name="P2" draw:layer="layout" svg:x1="18.013cm" svg:y1="2.001cm" svg:x2="18.913cm" svg:y2="2.001cm">
            <text:p/>
          </draw:line>
        </draw:g>
        <draw:g draw:style-name="gr6">
          <draw:line draw:style-name="gr3" draw:text-style-name="P2" draw:layer="layout" svg:x1="19.013cm" svg:y1="2.401cm" svg:x2="18.913cm" svg:y2="2.001cm">
            <text:p/>
          </draw:line>
          <draw:line draw:style-name="gr3" draw:text-style-name="P2" draw:layer="layout" svg:x1="19.913cm" svg:y1="2.401cm" svg:x2="20.013cm" svg:y2="2.001cm">
            <text:p/>
          </draw:line>
          <draw:line draw:style-name="gr3" draw:text-style-name="P2" draw:layer="layout" svg:x1="19.013cm" svg:y1="2.401cm" svg:x2="19.913cm" svg:y2="2.401cm">
            <text:p/>
          </draw:line>
        </draw:g>
        <draw:g draw:style-name="gr6">
          <draw:line draw:style-name="gr3" draw:text-style-name="P2" draw:layer="layout" svg:x1="20.013cm" svg:y1="2.001cm" svg:x2="19.913cm" svg:y2="2.401cm">
            <text:p/>
          </draw:line>
          <draw:line draw:style-name="gr3" draw:text-style-name="P2" draw:layer="layout" svg:x1="20.913cm" svg:y1="2.001cm" svg:x2="21.013cm" svg:y2="2.401cm">
            <text:p/>
          </draw:line>
          <draw:line draw:style-name="gr3" draw:text-style-name="P2" draw:layer="layout" svg:x1="20.013cm" svg:y1="2.001cm" svg:x2="20.913cm" svg:y2="2.001cm">
            <text:p/>
          </draw:line>
        </draw:g>
        <draw:g draw:style-name="gr6">
          <draw:line draw:style-name="gr3" draw:text-style-name="P2" draw:layer="layout" svg:x1="21.013cm" svg:y1="2.401cm" svg:x2="20.913cm" svg:y2="2.001cm">
            <text:p/>
          </draw:line>
          <draw:line draw:style-name="gr3" draw:text-style-name="P2" draw:layer="layout" svg:x1="21.913cm" svg:y1="2.401cm" svg:x2="22.013cm" svg:y2="2.001cm">
            <text:p/>
          </draw:line>
          <draw:line draw:style-name="gr3" draw:text-style-name="P2" draw:layer="layout" svg:x1="21.013cm" svg:y1="2.401cm" svg:x2="21.913cm" svg:y2="2.401cm">
            <text:p/>
          </draw:line>
        </draw:g>
        <draw:g draw:style-name="gr6">
          <draw:line draw:style-name="gr3" draw:text-style-name="P2" draw:layer="layout" svg:x1="22.013cm" svg:y1="2.001cm" svg:x2="21.913cm" svg:y2="2.401cm">
            <text:p/>
          </draw:line>
          <draw:line draw:style-name="gr3" draw:text-style-name="P2" draw:layer="layout" svg:x1="22.913cm" svg:y1="2.001cm" svg:x2="23.013cm" svg:y2="2.401cm">
            <text:p/>
          </draw:line>
          <draw:line draw:style-name="gr3" draw:text-style-name="P2" draw:layer="layout" svg:x1="22.013cm" svg:y1="2.001cm" svg:x2="22.913cm" svg:y2="2.001cm">
            <text:p/>
          </draw:line>
        </draw:g>
        <draw:g draw:style-name="gr6">
          <draw:line draw:style-name="gr3" draw:text-style-name="P2" draw:layer="layout" svg:x1="23.013cm" svg:y1="2.401cm" svg:x2="22.913cm" svg:y2="2.001cm">
            <text:p/>
          </draw:line>
          <draw:line draw:style-name="gr3" draw:text-style-name="P2" draw:layer="layout" svg:x1="23.913cm" svg:y1="2.401cm" svg:x2="24.013cm" svg:y2="2.001cm">
            <text:p/>
          </draw:line>
          <draw:line draw:style-name="gr3" draw:text-style-name="P2" draw:layer="layout" svg:x1="23.013cm" svg:y1="2.401cm" svg:x2="23.913cm" svg:y2="2.401cm">
            <text:p/>
          </draw:line>
        </draw:g>
        <draw:g draw:style-name="gr6">
          <draw:line draw:style-name="gr3" draw:text-style-name="P2" draw:layer="layout" svg:x1="24.013cm" svg:y1="2.001cm" svg:x2="23.913cm" svg:y2="2.401cm">
            <text:p/>
          </draw:line>
          <draw:line draw:style-name="gr3" draw:text-style-name="P2" draw:layer="layout" svg:x1="24.913cm" svg:y1="2.001cm" svg:x2="25.013cm" svg:y2="2.401cm">
            <text:p/>
          </draw:line>
          <draw:line draw:style-name="gr3" draw:text-style-name="P2" draw:layer="layout" svg:x1="24.013cm" svg:y1="2.001cm" svg:x2="24.913cm" svg:y2="2.001cm">
            <text:p/>
          </draw:line>
        </draw:g>
        <draw:g draw:style-name="gr6">
          <draw:line draw:style-name="gr3" draw:text-style-name="P2" draw:layer="layout" svg:x1="25.013cm" svg:y1="2.401cm" svg:x2="24.913cm" svg:y2="2.001cm">
            <text:p/>
          </draw:line>
          <draw:line draw:style-name="gr3" draw:text-style-name="P2" draw:layer="layout" svg:x1="25.913cm" svg:y1="2.401cm" svg:x2="26.013cm" svg:y2="2.001cm">
            <text:p/>
          </draw:line>
          <draw:line draw:style-name="gr3" draw:text-style-name="P2" draw:layer="layout" svg:x1="25.013cm" svg:y1="2.401cm" svg:x2="25.913cm" svg:y2="2.401cm">
            <text:p/>
          </draw:line>
        </draw:g>
        <draw:g draw:style-name="gr6">
          <draw:line draw:style-name="gr7" draw:text-style-name="P2" draw:layer="layout" svg:x1="4.013cm" svg:y1="1.401cm" svg:x2="4.013cm" svg:y2="7.501cm">
            <text:p/>
          </draw:line>
          <draw:line draw:style-name="gr7" draw:text-style-name="P2" draw:layer="layout" svg:x1="6.013cm" svg:y1="1.401cm" svg:x2="6.013cm" svg:y2="7.501cm">
            <text:p/>
          </draw:line>
          <draw:line draw:style-name="gr7" draw:text-style-name="P2" draw:layer="layout" svg:x1="8.013cm" svg:y1="1.401cm" svg:x2="8.013cm" svg:y2="7.501cm">
            <text:p/>
          </draw:line>
          <draw:line draw:style-name="gr7" draw:text-style-name="P2" draw:layer="layout" svg:x1="10.013cm" svg:y1="1.401cm" svg:x2="10.013cm" svg:y2="7.501cm">
            <text:p/>
          </draw:line>
          <draw:line draw:style-name="gr7" draw:text-style-name="P2" draw:layer="layout" svg:x1="12.013cm" svg:y1="1.401cm" svg:x2="12.013cm" svg:y2="7.501cm">
            <text:p/>
          </draw:line>
          <draw:line draw:style-name="gr7" draw:text-style-name="P2" draw:layer="layout" svg:x1="14.013cm" svg:y1="1.401cm" svg:x2="14.013cm" svg:y2="7.501cm">
            <text:p/>
          </draw:line>
          <draw:line draw:style-name="gr7" draw:text-style-name="P2" draw:layer="layout" svg:x1="16.013cm" svg:y1="1.401cm" svg:x2="16.013cm" svg:y2="7.501cm">
            <text:p/>
          </draw:line>
          <draw:line draw:style-name="gr7" draw:text-style-name="P2" draw:layer="layout" svg:x1="18.013cm" svg:y1="1.401cm" svg:x2="18.013cm" svg:y2="7.501cm">
            <text:p/>
          </draw:line>
          <draw:line draw:style-name="gr7" draw:text-style-name="P2" draw:layer="layout" svg:x1="20.013cm" svg:y1="1.401cm" svg:x2="20.013cm" svg:y2="7.501cm">
            <text:p/>
          </draw:line>
          <draw:line draw:style-name="gr7" draw:text-style-name="P2" draw:layer="layout" svg:x1="22.013cm" svg:y1="1.401cm" svg:x2="22.013cm" svg:y2="7.501cm">
            <text:p/>
          </draw:line>
          <draw:line draw:style-name="gr7" draw:text-style-name="P2" draw:layer="layout" svg:x1="24.013cm" svg:y1="1.401cm" svg:x2="24.013cm" svg:y2="7.501cm">
            <text:p/>
          </draw:line>
          <draw:line draw:style-name="gr7" draw:text-style-name="P2" draw:layer="layout" svg:x1="26.013cm" svg:y1="1.401cm" svg:x2="26.013cm" svg:y2="7.501cm">
            <text:p/>
          </draw:line>
          <draw:line draw:style-name="gr7" draw:text-style-name="P2" draw:layer="layout" svg:x1="28.013cm" svg:y1="1.401cm" svg:x2="28.013cm" svg:y2="7.501cm">
            <text:p/>
          </draw:line>
        </draw:g>
        <draw:g draw:style-name="gr6">
          <draw:line draw:style-name="gr3" draw:text-style-name="P2" draw:layer="layout" svg:x1="26.013cm" svg:y1="2.001cm" svg:x2="25.913cm" svg:y2="2.401cm">
            <text:p/>
          </draw:line>
          <draw:line draw:style-name="gr3" draw:text-style-name="P2" draw:layer="layout" svg:x1="26.913cm" svg:y1="2.001cm" svg:x2="27.013cm" svg:y2="2.401cm">
            <text:p/>
          </draw:line>
          <draw:line draw:style-name="gr3" draw:text-style-name="P2" draw:layer="layout" svg:x1="26.013cm" svg:y1="2.001cm" svg:x2="26.913cm" svg:y2="2.001cm">
            <text:p/>
          </draw:line>
        </draw:g>
        <draw:g draw:style-name="gr6">
          <draw:line draw:style-name="gr3" draw:text-style-name="P2" draw:layer="layout" svg:x1="27.013cm" svg:y1="2.401cm" svg:x2="26.913cm" svg:y2="2.001cm">
            <text:p/>
          </draw:line>
          <draw:line draw:style-name="gr3" draw:text-style-name="P2" draw:layer="layout" svg:x1="27.913cm" svg:y1="2.401cm" svg:x2="28.013cm" svg:y2="2.001cm">
            <text:p/>
          </draw:line>
          <draw:line draw:style-name="gr3" draw:text-style-name="P2" draw:layer="layout" svg:x1="27.013cm" svg:y1="2.401cm" svg:x2="27.913cm" svg:y2="2.401cm">
            <text:p/>
          </draw:line>
        </draw:g>
        <draw:frame draw:style-name="gr5" draw:text-style-name="P3" draw:layer="layout" svg:width="1.518cm" svg:height="0.493cm" svg:x="10.613cm" svg:y="3.802cm">
          <draw:text-box>
            <text:p><text:span text:style-name="T2">00000001</text:span></text:p>
          </draw:text-box>
        </draw:frame>
        <draw:frame draw:style-name="gr8" draw:text-style-name="P4" draw:layer="layout" svg:width="0.858cm" svg:height="0.598cm" svg:x="10.013cm" svg:y="3.703cm">
          <draw:text-box>
            <text:p><text:span text:style-name="T3">A1</text:span></text:p>
          </draw:text-box>
        </draw:frame>
        <draw:line draw:style-name="gr3" draw:text-style-name="P2" draw:layer="layout" svg:x1="10.113cm" svg:y1="3.801cm" svg:x2="12.013cm" svg:y2="3.801cm">
          <text:p/>
        </draw:line>
        <draw:line draw:style-name="gr3" draw:text-style-name="P2" draw:layer="layout" svg:x1="10.113cm" svg:y1="4.201cm" svg:x2="12.013cm" svg:y2="4.201cm">
          <text:p/>
        </draw:line>
        <draw:line draw:style-name="gr3" draw:text-style-name="P2" draw:layer="layout" svg:x1="12.113cm" svg:y1="4.401cm" svg:x2="12.013cm" svg:y2="4.801cm">
          <text:p/>
        </draw:line>
        <draw:line draw:style-name="gr3" draw:text-style-name="P2" draw:layer="layout" svg:x1="12.013cm" svg:y1="4.401cm" svg:x2="12.113cm" svg:y2="4.801cm">
          <text:p/>
        </draw:line>
        <draw:line draw:style-name="gr3" draw:text-style-name="P2" draw:layer="layout" svg:x1="12.113cm" svg:y1="4.401cm" svg:x2="14.013cm" svg:y2="4.401cm">
          <text:p/>
        </draw:line>
        <draw:line draw:style-name="gr3" draw:text-style-name="P2" draw:layer="layout" svg:x1="12.113cm" svg:y1="4.801cm" svg:x2="14.013cm" svg:y2="4.801cm">
          <text:p/>
        </draw:line>
        <draw:line draw:style-name="gr3" draw:text-style-name="P2" draw:layer="layout" svg:x1="3.913cm" svg:y1="4.401cm" svg:x2="12.013cm" svg:y2="4.401cm">
          <text:p/>
        </draw:line>
        <draw:line draw:style-name="gr3" draw:text-style-name="P2" draw:layer="layout" svg:x1="3.913cm" svg:y1="4.801cm" svg:x2="12.013cm" svg:y2="4.801cm">
          <text:p/>
        </draw:line>
        <draw:frame draw:style-name="gr9" draw:text-style-name="P4" draw:layer="layout" svg:width="0.845cm" svg:height="0.598cm" svg:x="3.613cm" svg:y="0.901cm">
          <draw:text-box>
            <text:p><text:span text:style-name="T3">T1</text:span></text:p>
          </draw:text-box>
        </draw:frame>
        <draw:frame draw:style-name="gr9" draw:text-style-name="P4" draw:layer="layout" svg:width="0.845cm" svg:height="0.598cm" svg:x="5.568cm" svg:y="0.901cm">
          <draw:text-box>
            <text:p><text:span text:style-name="T3">T2</text:span></text:p>
          </draw:text-box>
        </draw:frame>
        <draw:frame draw:style-name="gr9" draw:text-style-name="P4" draw:layer="layout" svg:width="0.845cm" svg:height="0.598cm" svg:x="7.613cm" svg:y="0.903cm">
          <draw:text-box>
            <text:p><text:span text:style-name="T3">T3</text:span></text:p>
          </draw:text-box>
        </draw:frame>
        <draw:frame draw:style-name="gr9" draw:text-style-name="P4" draw:layer="layout" svg:width="0.845cm" svg:height="0.598cm" svg:x="9.568cm" svg:y="0.903cm">
          <draw:text-box>
            <text:p><text:span text:style-name="T3">T4</text:span></text:p>
          </draw:text-box>
        </draw:frame>
        <draw:frame draw:style-name="gr9" draw:text-style-name="P4" draw:layer="layout" svg:width="0.845cm" svg:height="0.598cm" svg:x="11.613cm" svg:y="0.901cm">
          <draw:text-box>
            <text:p><text:span text:style-name="T3">T5</text:span></text:p>
          </draw:text-box>
        </draw:frame>
        <draw:frame draw:style-name="gr9" draw:text-style-name="P4" draw:layer="layout" svg:width="0.845cm" svg:height="0.598cm" svg:x="13.568cm" svg:y="0.901cm">
          <draw:text-box>
            <text:p><text:span text:style-name="T3">T6</text:span></text:p>
          </draw:text-box>
        </draw:frame>
        <draw:frame draw:style-name="gr9" draw:text-style-name="P4" draw:layer="layout" svg:width="0.845cm" svg:height="0.598cm" svg:x="15.613cm" svg:y="0.903cm">
          <draw:text-box>
            <text:p><text:span text:style-name="T3">T7</text:span></text:p>
          </draw:text-box>
        </draw:frame>
        <draw:frame draw:style-name="gr9" draw:text-style-name="P4" draw:layer="layout" svg:width="0.845cm" svg:height="0.598cm" svg:x="17.568cm" svg:y="0.903cm">
          <draw:text-box>
            <text:p><text:span text:style-name="T3">T8</text:span></text:p>
          </draw:text-box>
        </draw:frame>
        <draw:frame draw:style-name="gr9" draw:text-style-name="P4" draw:layer="layout" svg:width="0.845cm" svg:height="0.598cm" svg:x="19.613cm" svg:y="0.901cm">
          <draw:text-box>
            <text:p><text:span text:style-name="T3">T9</text:span></text:p>
          </draw:text-box>
        </draw:frame>
        <draw:frame draw:style-name="gr10" draw:text-style-name="P4" draw:layer="layout" svg:width="1.007cm" svg:height="0.598cm" svg:x="21.568cm" svg:y="0.901cm">
          <draw:text-box>
            <text:p><text:span text:style-name="T3">T10</text:span></text:p>
          </draw:text-box>
        </draw:frame>
        <draw:frame draw:style-name="gr10" draw:text-style-name="P4" draw:layer="layout" svg:width="1.007cm" svg:height="0.598cm" svg:x="23.613cm" svg:y="0.903cm">
          <draw:text-box>
            <text:p><text:span text:style-name="T3">T11</text:span></text:p>
          </draw:text-box>
        </draw:frame>
        <draw:frame draw:style-name="gr10" draw:text-style-name="P4" draw:layer="layout" svg:width="1.007cm" svg:height="0.598cm" svg:x="25.568cm" svg:y="0.903cm">
          <draw:text-box>
            <text:p><text:span text:style-name="T3">T12</text:span></text:p>
          </draw:text-box>
        </draw:frame>
        <draw:frame draw:style-name="gr10" draw:text-style-name="P4" draw:layer="layout" svg:width="1.007cm" svg:height="0.598cm" svg:x="27.507cm" svg:y="0.903cm">
          <draw:text-box>
            <text:p><text:span text:style-name="T3">T13</text:span></text:p>
          </draw:text-box>
        </draw:frame>
        <draw:line draw:style-name="gr3" draw:text-style-name="P2" draw:layer="layout" svg:x1="12.113cm" svg:y1="3.801cm" svg:x2="12.013cm" svg:y2="4.201cm">
          <text:p/>
        </draw:line>
        <draw:line draw:style-name="gr3" draw:text-style-name="P2" draw:layer="layout" svg:x1="12.013cm" svg:y1="3.801cm" svg:x2="12.113cm" svg:y2="4.201cm">
          <text:p/>
        </draw:line>
        <draw:line draw:style-name="gr3" draw:text-style-name="P2" draw:layer="layout" svg:x1="12.113cm" svg:y1="3.801cm" svg:x2="14.013cm" svg:y2="3.801cm">
          <text:p/>
        </draw:line>
        <draw:line draw:style-name="gr3" draw:text-style-name="P2" draw:layer="layout" svg:x1="12.113cm" svg:y1="4.201cm" svg:x2="14.013cm" svg:y2="4.201cm">
          <text:p/>
        </draw:line>
        <draw:line draw:style-name="gr3" draw:text-style-name="P2" draw:layer="layout" svg:x1="14.113cm" svg:y1="3.801cm" svg:x2="14.013cm" svg:y2="4.201cm">
          <text:p/>
        </draw:line>
        <draw:line draw:style-name="gr3" draw:text-style-name="P2" draw:layer="layout" svg:x1="14.013cm" svg:y1="3.801cm" svg:x2="14.113cm" svg:y2="4.201cm">
          <text:p/>
        </draw:line>
        <draw:line draw:style-name="gr3" draw:text-style-name="P2" draw:layer="layout" svg:x1="14.113cm" svg:y1="3.801cm" svg:x2="16.013cm" svg:y2="3.801cm">
          <text:p/>
        </draw:line>
        <draw:line draw:style-name="gr3" draw:text-style-name="P2" draw:layer="layout" svg:x1="14.113cm" svg:y1="4.201cm" svg:x2="16.013cm" svg:y2="4.201cm">
          <text:p/>
        </draw:line>
        <draw:line draw:style-name="gr3" draw:text-style-name="P2" draw:layer="layout" svg:x1="14.113cm" svg:y1="4.401cm" svg:x2="14.013cm" svg:y2="4.801cm">
          <text:p/>
        </draw:line>
        <draw:line draw:style-name="gr3" draw:text-style-name="P2" draw:layer="layout" svg:x1="14.013cm" svg:y1="4.401cm" svg:x2="14.113cm" svg:y2="4.801cm">
          <text:p/>
        </draw:line>
        <draw:line draw:style-name="gr3" draw:text-style-name="P2" draw:layer="layout" svg:x1="14.113cm" svg:y1="4.401cm" svg:x2="16.013cm" svg:y2="4.401cm">
          <text:p/>
        </draw:line>
        <draw:line draw:style-name="gr3" draw:text-style-name="P2" draw:layer="layout" svg:x1="14.113cm" svg:y1="4.801cm" svg:x2="16.013cm" svg:y2="4.801cm">
          <text:p/>
        </draw:line>
        <draw:line draw:style-name="gr3" draw:text-style-name="P2" draw:layer="layout" svg:x1="16.113cm" svg:y1="3.801cm" svg:x2="16.013cm" svg:y2="4.201cm">
          <text:p/>
        </draw:line>
        <draw:line draw:style-name="gr3" draw:text-style-name="P2" draw:layer="layout" svg:x1="16.013cm" svg:y1="3.801cm" svg:x2="16.113cm" svg:y2="4.201cm">
          <text:p/>
        </draw:line>
        <draw:line draw:style-name="gr3" draw:text-style-name="P2" draw:layer="layout" svg:x1="16.113cm" svg:y1="3.801cm" svg:x2="18.013cm" svg:y2="3.801cm">
          <text:p/>
        </draw:line>
        <draw:line draw:style-name="gr3" draw:text-style-name="P2" draw:layer="layout" svg:x1="16.113cm" svg:y1="4.201cm" svg:x2="18.013cm" svg:y2="4.201cm">
          <text:p/>
        </draw:line>
        <draw:line draw:style-name="gr3" draw:text-style-name="P2" draw:layer="layout" svg:x1="16.113cm" svg:y1="4.401cm" svg:x2="16.013cm" svg:y2="4.801cm">
          <text:p/>
        </draw:line>
        <draw:line draw:style-name="gr3" draw:text-style-name="P2" draw:layer="layout" svg:x1="16.013cm" svg:y1="4.401cm" svg:x2="16.113cm" svg:y2="4.801cm">
          <text:p/>
        </draw:line>
        <draw:line draw:style-name="gr3" draw:text-style-name="P2" draw:layer="layout" svg:x1="16.113cm" svg:y1="4.401cm" svg:x2="18.013cm" svg:y2="4.401cm">
          <text:p/>
        </draw:line>
        <draw:line draw:style-name="gr3" draw:text-style-name="P2" draw:layer="layout" svg:x1="16.113cm" svg:y1="4.801cm" svg:x2="18.013cm" svg:y2="4.801cm">
          <text:p/>
        </draw:line>
        <draw:line draw:style-name="gr3" draw:text-style-name="P2" draw:layer="layout" svg:x1="18.113cm" svg:y1="3.801cm" svg:x2="18.013cm" svg:y2="4.201cm">
          <text:p/>
        </draw:line>
        <draw:line draw:style-name="gr3" draw:text-style-name="P2" draw:layer="layout" svg:x1="18.013cm" svg:y1="3.801cm" svg:x2="18.113cm" svg:y2="4.201cm">
          <text:p/>
        </draw:line>
        <draw:line draw:style-name="gr3" draw:text-style-name="P2" draw:layer="layout" svg:x1="18.113cm" svg:y1="3.801cm" svg:x2="20.013cm" svg:y2="3.801cm">
          <text:p/>
        </draw:line>
        <draw:line draw:style-name="gr3" draw:text-style-name="P2" draw:layer="layout" svg:x1="18.113cm" svg:y1="4.201cm" svg:x2="20.013cm" svg:y2="4.201cm">
          <text:p/>
        </draw:line>
        <draw:line draw:style-name="gr3" draw:text-style-name="P2" draw:layer="layout" svg:x1="18.113cm" svg:y1="4.401cm" svg:x2="18.013cm" svg:y2="4.801cm">
          <text:p/>
        </draw:line>
        <draw:line draw:style-name="gr3" draw:text-style-name="P2" draw:layer="layout" svg:x1="18.013cm" svg:y1="4.401cm" svg:x2="18.113cm" svg:y2="4.801cm">
          <text:p/>
        </draw:line>
        <draw:line draw:style-name="gr3" draw:text-style-name="P2" draw:layer="layout" svg:x1="18.113cm" svg:y1="4.401cm" svg:x2="20.013cm" svg:y2="4.401cm">
          <text:p/>
        </draw:line>
        <draw:line draw:style-name="gr3" draw:text-style-name="P2" draw:layer="layout" svg:x1="18.113cm" svg:y1="4.801cm" svg:x2="20.013cm" svg:y2="4.801cm">
          <text:p/>
        </draw:line>
        <draw:line draw:style-name="gr3" draw:text-style-name="P2" draw:layer="layout" svg:x1="20.113cm" svg:y1="3.801cm" svg:x2="20.013cm" svg:y2="4.201cm">
          <text:p/>
        </draw:line>
        <draw:line draw:style-name="gr3" draw:text-style-name="P2" draw:layer="layout" svg:x1="20.013cm" svg:y1="3.801cm" svg:x2="20.113cm" svg:y2="4.201cm">
          <text:p/>
        </draw:line>
        <draw:line draw:style-name="gr3" draw:text-style-name="P2" draw:layer="layout" svg:x1="20.113cm" svg:y1="3.801cm" svg:x2="22.013cm" svg:y2="3.801cm">
          <text:p/>
        </draw:line>
        <draw:line draw:style-name="gr3" draw:text-style-name="P2" draw:layer="layout" svg:x1="20.113cm" svg:y1="4.201cm" svg:x2="22.013cm" svg:y2="4.201cm">
          <text:p/>
        </draw:line>
        <draw:line draw:style-name="gr3" draw:text-style-name="P2" draw:layer="layout" svg:x1="20.113cm" svg:y1="4.401cm" svg:x2="20.013cm" svg:y2="4.801cm">
          <text:p/>
        </draw:line>
        <draw:line draw:style-name="gr3" draw:text-style-name="P2" draw:layer="layout" svg:x1="20.013cm" svg:y1="4.401cm" svg:x2="20.113cm" svg:y2="4.801cm">
          <text:p/>
        </draw:line>
        <draw:line draw:style-name="gr3" draw:text-style-name="P2" draw:layer="layout" svg:x1="20.113cm" svg:y1="4.401cm" svg:x2="22.013cm" svg:y2="4.401cm">
          <text:p/>
        </draw:line>
        <draw:line draw:style-name="gr3" draw:text-style-name="P2" draw:layer="layout" svg:x1="20.113cm" svg:y1="4.801cm" svg:x2="22.013cm" svg:y2="4.801cm">
          <text:p/>
        </draw:line>
        <draw:line draw:style-name="gr3" draw:text-style-name="P2" draw:layer="layout" svg:x1="22.113cm" svg:y1="3.801cm" svg:x2="22.013cm" svg:y2="4.201cm">
          <text:p/>
        </draw:line>
        <draw:line draw:style-name="gr3" draw:text-style-name="P2" draw:layer="layout" svg:x1="22.013cm" svg:y1="3.801cm" svg:x2="22.113cm" svg:y2="4.201cm">
          <text:p/>
        </draw:line>
        <draw:line draw:style-name="gr3" draw:text-style-name="P2" draw:layer="layout" svg:x1="22.113cm" svg:y1="3.801cm" svg:x2="24.013cm" svg:y2="3.801cm">
          <text:p/>
        </draw:line>
        <draw:line draw:style-name="gr3" draw:text-style-name="P2" draw:layer="layout" svg:x1="22.113cm" svg:y1="4.201cm" svg:x2="24.013cm" svg:y2="4.201cm">
          <text:p/>
        </draw:line>
        <draw:line draw:style-name="gr3" draw:text-style-name="P2" draw:layer="layout" svg:x1="22.113cm" svg:y1="4.401cm" svg:x2="22.013cm" svg:y2="4.801cm">
          <text:p/>
        </draw:line>
        <draw:line draw:style-name="gr3" draw:text-style-name="P2" draw:layer="layout" svg:x1="22.013cm" svg:y1="4.401cm" svg:x2="22.113cm" svg:y2="4.801cm">
          <text:p/>
        </draw:line>
        <draw:line draw:style-name="gr3" draw:text-style-name="P2" draw:layer="layout" svg:x1="22.113cm" svg:y1="4.401cm" svg:x2="24.013cm" svg:y2="4.401cm">
          <text:p/>
        </draw:line>
        <draw:line draw:style-name="gr3" draw:text-style-name="P2" draw:layer="layout" svg:x1="22.113cm" svg:y1="4.801cm" svg:x2="24.013cm" svg:y2="4.801cm">
          <text:p/>
        </draw:line>
        <draw:line draw:style-name="gr3" draw:text-style-name="P2" draw:layer="layout" svg:x1="24.113cm" svg:y1="3.801cm" svg:x2="24.013cm" svg:y2="4.201cm">
          <text:p/>
        </draw:line>
        <draw:line draw:style-name="gr3" draw:text-style-name="P2" draw:layer="layout" svg:x1="24.013cm" svg:y1="3.801cm" svg:x2="24.113cm" svg:y2="4.201cm">
          <text:p/>
        </draw:line>
        <draw:line draw:style-name="gr3" draw:text-style-name="P2" draw:layer="layout" svg:x1="24.113cm" svg:y1="3.801cm" svg:x2="26.013cm" svg:y2="3.801cm">
          <text:p/>
        </draw:line>
        <draw:line draw:style-name="gr3" draw:text-style-name="P2" draw:layer="layout" svg:x1="24.113cm" svg:y1="4.201cm" svg:x2="26.013cm" svg:y2="4.201cm">
          <text:p/>
        </draw:line>
        <draw:line draw:style-name="gr3" draw:text-style-name="P2" draw:layer="layout" svg:x1="24.113cm" svg:y1="4.401cm" svg:x2="24.013cm" svg:y2="4.801cm">
          <text:p/>
        </draw:line>
        <draw:line draw:style-name="gr3" draw:text-style-name="P2" draw:layer="layout" svg:x1="24.013cm" svg:y1="4.401cm" svg:x2="24.113cm" svg:y2="4.801cm">
          <text:p/>
        </draw:line>
        <draw:line draw:style-name="gr3" draw:text-style-name="P2" draw:layer="layout" svg:x1="24.113cm" svg:y1="4.401cm" svg:x2="26.013cm" svg:y2="4.401cm">
          <text:p/>
        </draw:line>
        <draw:line draw:style-name="gr3" draw:text-style-name="P2" draw:layer="layout" svg:x1="24.113cm" svg:y1="4.801cm" svg:x2="26.013cm" svg:y2="4.801cm">
          <text:p/>
        </draw:line>
        <draw:line draw:style-name="gr3" draw:text-style-name="P2" draw:layer="layout" svg:x1="26.113cm" svg:y1="3.801cm" svg:x2="26.013cm" svg:y2="4.201cm">
          <text:p/>
        </draw:line>
        <draw:line draw:style-name="gr3" draw:text-style-name="P2" draw:layer="layout" svg:x1="26.013cm" svg:y1="3.801cm" svg:x2="26.113cm" svg:y2="4.201cm">
          <text:p/>
        </draw:line>
        <draw:line draw:style-name="gr3" draw:text-style-name="P2" draw:layer="layout" svg:x1="26.113cm" svg:y1="3.801cm" svg:x2="28.013cm" svg:y2="3.801cm">
          <text:p/>
        </draw:line>
        <draw:line draw:style-name="gr3" draw:text-style-name="P2" draw:layer="layout" svg:x1="26.113cm" svg:y1="4.201cm" svg:x2="28.013cm" svg:y2="4.201cm">
          <text:p/>
        </draw:line>
        <draw:line draw:style-name="gr3" draw:text-style-name="P2" draw:layer="layout" svg:x1="26.113cm" svg:y1="4.401cm" svg:x2="26.013cm" svg:y2="4.801cm">
          <text:p/>
        </draw:line>
        <draw:line draw:style-name="gr3" draw:text-style-name="P2" draw:layer="layout" svg:x1="26.013cm" svg:y1="4.401cm" svg:x2="26.113cm" svg:y2="4.801cm">
          <text:p/>
        </draw:line>
        <draw:line draw:style-name="gr3" draw:text-style-name="P2" draw:layer="layout" svg:x1="26.113cm" svg:y1="4.401cm" svg:x2="28.013cm" svg:y2="4.401cm">
          <text:p/>
        </draw:line>
        <draw:line draw:style-name="gr3" draw:text-style-name="P2" draw:layer="layout" svg:x1="26.113cm" svg:y1="4.801cm" svg:x2="28.013cm" svg:y2="4.801cm">
          <text:p/>
        </draw:line>
        <draw:frame draw:style-name="gr5" draw:text-style-name="P3" draw:layer="layout" svg:width="1.518cm" svg:height="0.493cm" svg:x="12.613cm" svg:y="3.802cm">
          <draw:text-box>
            <text:p><text:span text:style-name="T2">00000010</text:span></text:p>
          </draw:text-box>
        </draw:frame>
        <draw:frame draw:style-name="gr8" draw:text-style-name="P4" draw:layer="layout" svg:width="0.858cm" svg:height="0.598cm" svg:x="12.013cm" svg:y="3.703cm">
          <draw:text-box>
            <text:p><text:span text:style-name="T3">A2</text:span></text:p>
          </draw:text-box>
        </draw:frame>
        <draw:frame draw:style-name="gr5" draw:text-style-name="P3" draw:layer="layout" svg:width="1.518cm" svg:height="0.493cm" svg:x="14.613cm" svg:y="3.802cm">
          <draw:text-box>
            <text:p><text:span text:style-name="T2">00000100</text:span></text:p>
          </draw:text-box>
        </draw:frame>
        <draw:frame draw:style-name="gr8" draw:text-style-name="P4" draw:layer="layout" svg:width="0.858cm" svg:height="0.598cm" svg:x="14.013cm" svg:y="3.703cm">
          <draw:text-box>
            <text:p><text:span text:style-name="T3">A3</text:span></text:p>
          </draw:text-box>
        </draw:frame>
        <draw:frame draw:style-name="gr5" draw:text-style-name="P3" draw:layer="layout" svg:width="1.518cm" svg:height="0.493cm" svg:x="16.613cm" svg:y="3.802cm">
          <draw:text-box>
            <text:p><text:span text:style-name="T2">00001000</text:span></text:p>
          </draw:text-box>
        </draw:frame>
        <draw:frame draw:style-name="gr11" draw:text-style-name="P4" draw:layer="layout" svg:width="0.898cm" svg:height="0.598cm" svg:x="16.013cm" svg:y="3.703cm">
          <draw:text-box>
            <text:p><text:span text:style-name="T3">M1</text:span></text:p>
          </draw:text-box>
        </draw:frame>
        <draw:frame draw:style-name="gr5" draw:text-style-name="P3" draw:layer="layout" svg:width="1.518cm" svg:height="0.493cm" svg:x="18.555cm" svg:y="3.802cm">
          <draw:text-box>
            <text:p><text:span text:style-name="T2">00010000</text:span></text:p>
          </draw:text-box>
        </draw:frame>
        <draw:frame draw:style-name="gr11" draw:text-style-name="P4" draw:layer="layout" svg:width="0.898cm" svg:height="0.598cm" svg:x="17.955cm" svg:y="3.703cm">
          <draw:text-box>
            <text:p><text:span text:style-name="T3">M2</text:span></text:p>
          </draw:text-box>
        </draw:frame>
        <draw:frame draw:style-name="gr5" draw:text-style-name="P3" draw:layer="layout" svg:width="1.518cm" svg:height="0.493cm" svg:x="20.555cm" svg:y="3.802cm">
          <draw:text-box>
            <text:p><text:span text:style-name="T2">00100000</text:span></text:p>
          </draw:text-box>
        </draw:frame>
        <draw:frame draw:style-name="gr8" draw:text-style-name="P4" draw:layer="layout" svg:width="0.858cm" svg:height="0.598cm" svg:x="19.955cm" svg:y="3.703cm">
          <draw:text-box>
            <text:p><text:span text:style-name="T3">X1</text:span></text:p>
          </draw:text-box>
        </draw:frame>
        <draw:frame draw:style-name="gr5" draw:text-style-name="P3" draw:layer="layout" svg:width="1.518cm" svg:height="0.493cm" svg:x="22.555cm" svg:y="3.802cm">
          <draw:text-box>
            <text:p><text:span text:style-name="T2">01000000</text:span></text:p>
          </draw:text-box>
        </draw:frame>
        <draw:frame draw:style-name="gr8" draw:text-style-name="P4" draw:layer="layout" svg:width="0.858cm" svg:height="0.598cm" svg:x="21.955cm" svg:y="3.703cm">
          <draw:text-box>
            <text:p><text:span text:style-name="T3">X2</text:span></text:p>
          </draw:text-box>
        </draw:frame>
        <draw:frame draw:style-name="gr5" draw:text-style-name="P3" draw:layer="layout" svg:width="1.518cm" svg:height="0.493cm" svg:x="24.613cm" svg:y="3.802cm">
          <draw:text-box>
            <text:p><text:span text:style-name="T2">10000000</text:span></text:p>
          </draw:text-box>
        </draw:frame>
        <draw:frame draw:style-name="gr8" draw:text-style-name="P4" draw:layer="layout" svg:width="0.858cm" svg:height="0.598cm" svg:x="23.955cm" svg:y="3.703cm">
          <draw:text-box>
            <text:p><text:span text:style-name="T3">X3</text:span></text:p>
          </draw:text-box>
        </draw:frame>
        <draw:frame draw:style-name="gr5" draw:text-style-name="P3" draw:layer="layout" svg:width="1.518cm" svg:height="0.493cm" svg:x="26.613cm" svg:y="3.802cm">
          <draw:text-box>
            <text:p><text:span text:style-name="T2">00000001</text:span></text:p>
          </draw:text-box>
        </draw:frame>
        <draw:frame draw:style-name="gr8" draw:text-style-name="P4" draw:layer="layout" svg:width="0.858cm" svg:height="0.598cm" svg:x="26.013cm" svg:y="3.703cm">
          <draw:text-box>
            <text:p><text:span text:style-name="T3">A1</text:span></text:p>
          </draw:text-box>
        </draw:frame>
        <draw:frame draw:style-name="gr5" draw:text-style-name="P3" draw:layer="layout" svg:width="1.518cm" svg:height="0.493cm" svg:x="12.613cm" svg:y="4.402cm">
          <draw:text-box>
            <text:p><text:span text:style-name="T2">00000001</text:span></text:p>
          </draw:text-box>
        </draw:frame>
        <draw:frame draw:style-name="gr12" draw:text-style-name="P4" draw:layer="layout" svg:width="0.858cm" svg:height="0.598cm" svg:x="12.013cm" svg:y="4.303cm">
          <draw:text-box>
            <text:p><text:span text:style-name="T3">A1</text:span></text:p>
          </draw:text-box>
        </draw:frame>
        <draw:frame draw:style-name="gr5" draw:text-style-name="P3" draw:layer="layout" svg:width="1.518cm" svg:height="0.493cm" svg:x="14.613cm" svg:y="4.402cm">
          <draw:text-box>
            <text:p><text:span text:style-name="T2">00000010</text:span></text:p>
          </draw:text-box>
        </draw:frame>
        <draw:frame draw:style-name="gr12" draw:text-style-name="P4" draw:layer="layout" svg:width="0.858cm" svg:height="0.598cm" svg:x="14.013cm" svg:y="4.303cm">
          <draw:text-box>
            <text:p><text:span text:style-name="T3">A2</text:span></text:p>
          </draw:text-box>
        </draw:frame>
        <draw:frame draw:style-name="gr5" draw:text-style-name="P3" draw:layer="layout" svg:width="1.518cm" svg:height="0.493cm" svg:x="16.613cm" svg:y="4.402cm">
          <draw:text-box>
            <text:p><text:span text:style-name="T2">00000100</text:span></text:p>
          </draw:text-box>
        </draw:frame>
        <draw:frame draw:style-name="gr12" draw:text-style-name="P4" draw:layer="layout" svg:width="0.858cm" svg:height="0.598cm" svg:x="16.013cm" svg:y="4.303cm">
          <draw:text-box>
            <text:p><text:span text:style-name="T3">A3</text:span></text:p>
          </draw:text-box>
        </draw:frame>
        <draw:frame draw:style-name="gr5" draw:text-style-name="P3" draw:layer="layout" svg:width="1.518cm" svg:height="0.493cm" svg:x="18.613cm" svg:y="4.402cm">
          <draw:text-box>
            <text:p><text:span text:style-name="T2">00001000</text:span></text:p>
          </draw:text-box>
        </draw:frame>
        <draw:frame draw:style-name="gr13" draw:text-style-name="P4" draw:layer="layout" svg:width="0.898cm" svg:height="0.598cm" svg:x="18.013cm" svg:y="4.303cm">
          <draw:text-box>
            <text:p><text:span text:style-name="T3">M1</text:span></text:p>
          </draw:text-box>
        </draw:frame>
        <draw:frame draw:style-name="gr5" draw:text-style-name="P3" draw:layer="layout" svg:width="1.518cm" svg:height="0.493cm" svg:x="20.555cm" svg:y="4.402cm">
          <draw:text-box>
            <text:p><text:span text:style-name="T2">00010000</text:span></text:p>
          </draw:text-box>
        </draw:frame>
        <draw:frame draw:style-name="gr13" draw:text-style-name="P4" draw:layer="layout" svg:width="0.898cm" svg:height="0.598cm" svg:x="19.955cm" svg:y="4.303cm">
          <draw:text-box>
            <text:p><text:span text:style-name="T3">M2</text:span></text:p>
          </draw:text-box>
        </draw:frame>
        <draw:frame draw:style-name="gr5" draw:text-style-name="P3" draw:layer="layout" svg:width="1.518cm" svg:height="0.493cm" svg:x="22.555cm" svg:y="4.402cm">
          <draw:text-box>
            <text:p><text:span text:style-name="T2">00100000</text:span></text:p>
          </draw:text-box>
        </draw:frame>
        <draw:frame draw:style-name="gr12" draw:text-style-name="P4" draw:layer="layout" svg:width="0.858cm" svg:height="0.598cm" svg:x="21.955cm" svg:y="4.303cm">
          <draw:text-box>
            <text:p><text:span text:style-name="T3">X1</text:span></text:p>
          </draw:text-box>
        </draw:frame>
        <draw:frame draw:style-name="gr5" draw:text-style-name="P3" draw:layer="layout" svg:width="1.518cm" svg:height="0.493cm" svg:x="24.555cm" svg:y="4.402cm">
          <draw:text-box>
            <text:p><text:span text:style-name="T2">01000000</text:span></text:p>
          </draw:text-box>
        </draw:frame>
        <draw:frame draw:style-name="gr12" draw:text-style-name="P4" draw:layer="layout" svg:width="0.858cm" svg:height="0.598cm" svg:x="23.955cm" svg:y="4.303cm">
          <draw:text-box>
            <text:p><text:span text:style-name="T3">X2</text:span></text:p>
          </draw:text-box>
        </draw:frame>
        <draw:frame draw:style-name="gr5" draw:text-style-name="P3" draw:layer="layout" svg:width="1.518cm" svg:height="0.493cm" svg:x="26.613cm" svg:y="4.402cm">
          <draw:text-box>
            <text:p><text:span text:style-name="T2">10000000</text:span></text:p>
          </draw:text-box>
        </draw:frame>
        <draw:frame draw:style-name="gr12" draw:text-style-name="P4" draw:layer="layout" svg:width="0.858cm" svg:height="0.598cm" svg:x="25.955cm" svg:y="4.303cm">
          <draw:text-box>
            <text:p><text:span text:style-name="T3">X3</text:span></text:p>
          </draw:text-box>
        </draw:frame>
        <draw:line draw:style-name="gr3" draw:text-style-name="P2" draw:layer="layout" svg:x1="10.013cm" svg:y1="5.001cm" svg:x2="10.113cm" svg:y2="5.401cm">
          <text:p/>
        </draw:line>
        <draw:line draw:style-name="gr3" draw:text-style-name="P2" draw:layer="layout" svg:x1="12.113cm" svg:y1="5.001cm" svg:x2="12.013cm" svg:y2="5.401cm">
          <text:p/>
        </draw:line>
        <draw:line draw:style-name="gr3" draw:text-style-name="P2" draw:layer="layout" svg:x1="3.913cm" svg:y1="5.001cm" svg:x2="10.013cm" svg:y2="5.001cm">
          <text:p/>
        </draw:line>
        <draw:line draw:style-name="gr3" draw:text-style-name="P2" draw:layer="layout" svg:x1="10.113cm" svg:y1="5.401cm" svg:x2="12.013cm" svg:y2="5.401cm">
          <text:p/>
        </draw:line>
        <draw:line draw:style-name="gr3" draw:text-style-name="P2" draw:layer="layout" svg:x1="26.013cm" svg:y1="5.001cm" svg:x2="26.113cm" svg:y2="5.401cm">
          <text:p/>
        </draw:line>
        <draw:line draw:style-name="gr3" draw:text-style-name="P2" draw:layer="layout" svg:x1="26.113cm" svg:y1="5.401cm" svg:x2="28.013cm" svg:y2="5.401cm">
          <text:p/>
        </draw:line>
        <draw:line draw:style-name="gr3" draw:text-style-name="P2" draw:layer="layout" svg:x1="12.113cm" svg:y1="5.001cm" svg:x2="26.013cm" svg:y2="5.001cm">
          <text:p/>
        </draw:line>
        <draw:frame draw:style-name="gr14" draw:text-style-name="P1" draw:layer="layout" svg:width="2.051cm" svg:height="0.675cm" svg:x="2.113cm" svg:y="4.303cm">
          <draw:text-box>
            <text:p><text:span text:style-name="T1">state[7:0]</text:span></text:p>
          </draw:text-box>
        </draw:frame>
        <draw:frame draw:style-name="gr15" draw:text-style-name="P5" draw:layer="layout" svg:width="1.123cm" svg:height="0.675cm" svg:x="2.713cm" svg:y="4.904cm">
          <draw:text-box>
            <text:p><text:span text:style-name="T4">sync</text:span></text:p>
          </draw:text-box>
        </draw:frame>
        <draw:frame draw:style-name="gr16" draw:text-style-name="P6" draw:layer="layout" svg:width="1.49cm" svg:height="0.848cm" svg:x="0.813cm" svg:y="3.101cm">
          <draw:text-box>
            <text:p><text:span text:style-name="T5">CPU</text:span></text:p>
          </draw:text-box>
        </draw:frame>
        <draw:line draw:style-name="gr17" draw:text-style-name="P2" draw:layer="layout" svg:x1="1.013cm" svg:y1="3.201cm" svg:x2="28.713cm" svg:y2="3.201cm">
          <text:p/>
        </draw:line>
        <draw:line draw:style-name="gr17" draw:text-style-name="P2" draw:layer="layout" svg:x1="1.013cm" svg:y1="5.801cm" svg:x2="28.713cm" svg:y2="5.801cm">
          <text:p/>
        </draw:line>
        <draw:frame draw:style-name="gr15" draw:text-style-name="P5" draw:layer="layout" svg:width="1.123cm" svg:height="0.675cm" svg:x="2.713cm" svg:y="5.905cm">
          <draw:text-box>
            <text:p><text:span text:style-name="T4">sync</text:span></text:p>
          </draw:text-box>
        </draw:frame>
        <draw:frame draw:style-name="gr18" draw:text-style-name="P6" draw:layer="layout" svg:width="1.576cm" svg:height="1.445cm" svg:x="0.813cm" svg:y="5.801cm">
          <draw:text-box>
            <text:p><text:span text:style-name="T5">ROM</text:span></text:p>
            <text:p><text:span text:style-name="T5">RAM</text:span></text:p>
          </draw:text-box>
        </draw:frame>
        <draw:frame draw:style-name="gr19" draw:text-style-name="P1" draw:layer="layout" svg:width="2.063cm" svg:height="0.675cm" svg:x="2.114cm" svg:y="6.404cm">
          <draw:text-box>
            <text:p><text:span text:style-name="T1">status[7:0]</text:span></text:p>
          </draw:text-box>
        </draw:frame>
        <draw:line draw:style-name="gr3" draw:text-style-name="P2" draw:layer="layout" svg:x1="10.013cm" svg:y1="6.001cm" svg:x2="10.113cm" svg:y2="6.401cm">
          <text:p/>
        </draw:line>
        <draw:line draw:style-name="gr3" draw:text-style-name="P2" draw:layer="layout" svg:x1="12.113cm" svg:y1="6.001cm" svg:x2="12.013cm" svg:y2="6.401cm">
          <text:p/>
        </draw:line>
        <draw:line draw:style-name="gr3" draw:text-style-name="P2" draw:layer="layout" svg:x1="3.913cm" svg:y1="6.001cm" svg:x2="10.013cm" svg:y2="6.001cm">
          <text:p/>
        </draw:line>
        <draw:line draw:style-name="gr3" draw:text-style-name="P2" draw:layer="layout" svg:x1="10.113cm" svg:y1="6.401cm" svg:x2="12.013cm" svg:y2="6.401cm">
          <text:p/>
        </draw:line>
        <draw:line draw:style-name="gr3" draw:text-style-name="P2" draw:layer="layout" svg:x1="26.013cm" svg:y1="6.001cm" svg:x2="26.113cm" svg:y2="6.401cm">
          <text:p/>
        </draw:line>
        <draw:line draw:style-name="gr3" draw:text-style-name="P2" draw:layer="layout" svg:x1="26.113cm" svg:y1="6.401cm" svg:x2="28.013cm" svg:y2="6.401cm">
          <text:p/>
        </draw:line>
        <draw:line draw:style-name="gr3" draw:text-style-name="P2" draw:layer="layout" svg:x1="12.113cm" svg:y1="6.001cm" svg:x2="26.013cm" svg:y2="6.001cm">
          <text:p/>
        </draw:line>
        <draw:line draw:style-name="gr3" draw:text-style-name="P2" draw:layer="layout" svg:x1="12.095cm" svg:y1="6.601cm" svg:x2="11.995cm" svg:y2="7.001cm">
          <text:p/>
        </draw:line>
        <draw:line draw:style-name="gr3" draw:text-style-name="P2" draw:layer="layout" svg:x1="11.995cm" svg:y1="6.601cm" svg:x2="12.095cm" svg:y2="7.001cm">
          <text:p/>
        </draw:line>
        <draw:line draw:style-name="gr3" draw:text-style-name="P2" draw:layer="layout" svg:x1="12.095cm" svg:y1="6.601cm" svg:x2="13.995cm" svg:y2="6.601cm">
          <text:p/>
        </draw:line>
        <draw:line draw:style-name="gr3" draw:text-style-name="P2" draw:layer="layout" svg:x1="12.095cm" svg:y1="7.001cm" svg:x2="13.995cm" svg:y2="7.001cm">
          <text:p/>
        </draw:line>
        <draw:line draw:style-name="gr3" draw:text-style-name="P2" draw:layer="layout" svg:x1="3.895cm" svg:y1="6.601cm" svg:x2="12.013cm" svg:y2="6.601cm">
          <text:p/>
        </draw:line>
        <draw:line draw:style-name="gr3" draw:text-style-name="P2" draw:layer="layout" svg:x1="3.895cm" svg:y1="7.001cm" svg:x2="12.013cm" svg:y2="7.001cm">
          <text:p/>
        </draw:line>
        <draw:line draw:style-name="gr3" draw:text-style-name="P2" draw:layer="layout" svg:x1="14.095cm" svg:y1="6.601cm" svg:x2="13.995cm" svg:y2="7.001cm">
          <text:p/>
        </draw:line>
        <draw:line draw:style-name="gr3" draw:text-style-name="P2" draw:layer="layout" svg:x1="13.995cm" svg:y1="6.601cm" svg:x2="14.095cm" svg:y2="7.001cm">
          <text:p/>
        </draw:line>
        <draw:line draw:style-name="gr3" draw:text-style-name="P2" draw:layer="layout" svg:x1="14.095cm" svg:y1="6.601cm" svg:x2="15.995cm" svg:y2="6.601cm">
          <text:p/>
        </draw:line>
        <draw:line draw:style-name="gr3" draw:text-style-name="P2" draw:layer="layout" svg:x1="14.095cm" svg:y1="7.001cm" svg:x2="15.995cm" svg:y2="7.001cm">
          <text:p/>
        </draw:line>
        <draw:line draw:style-name="gr3" draw:text-style-name="P2" draw:layer="layout" svg:x1="16.095cm" svg:y1="6.601cm" svg:x2="15.995cm" svg:y2="7.001cm">
          <text:p/>
        </draw:line>
        <draw:line draw:style-name="gr3" draw:text-style-name="P2" draw:layer="layout" svg:x1="15.995cm" svg:y1="6.601cm" svg:x2="16.095cm" svg:y2="7.001cm">
          <text:p/>
        </draw:line>
        <draw:line draw:style-name="gr3" draw:text-style-name="P2" draw:layer="layout" svg:x1="16.095cm" svg:y1="6.601cm" svg:x2="17.995cm" svg:y2="6.601cm">
          <text:p/>
        </draw:line>
        <draw:line draw:style-name="gr3" draw:text-style-name="P2" draw:layer="layout" svg:x1="16.095cm" svg:y1="7.001cm" svg:x2="17.995cm" svg:y2="7.001cm">
          <text:p/>
        </draw:line>
        <draw:line draw:style-name="gr3" draw:text-style-name="P2" draw:layer="layout" svg:x1="18.095cm" svg:y1="6.601cm" svg:x2="17.995cm" svg:y2="7.001cm">
          <text:p/>
        </draw:line>
        <draw:line draw:style-name="gr3" draw:text-style-name="P2" draw:layer="layout" svg:x1="17.995cm" svg:y1="6.601cm" svg:x2="18.095cm" svg:y2="7.001cm">
          <text:p/>
        </draw:line>
        <draw:line draw:style-name="gr3" draw:text-style-name="P2" draw:layer="layout" svg:x1="18.095cm" svg:y1="6.601cm" svg:x2="19.995cm" svg:y2="6.601cm">
          <text:p/>
        </draw:line>
        <draw:line draw:style-name="gr3" draw:text-style-name="P2" draw:layer="layout" svg:x1="18.095cm" svg:y1="7.001cm" svg:x2="19.995cm" svg:y2="7.001cm">
          <text:p/>
        </draw:line>
        <draw:line draw:style-name="gr3" draw:text-style-name="P2" draw:layer="layout" svg:x1="20.095cm" svg:y1="6.601cm" svg:x2="19.995cm" svg:y2="7.001cm">
          <text:p/>
        </draw:line>
        <draw:line draw:style-name="gr3" draw:text-style-name="P2" draw:layer="layout" svg:x1="19.995cm" svg:y1="6.601cm" svg:x2="20.095cm" svg:y2="7.001cm">
          <text:p/>
        </draw:line>
        <draw:line draw:style-name="gr3" draw:text-style-name="P2" draw:layer="layout" svg:x1="20.095cm" svg:y1="6.601cm" svg:x2="21.995cm" svg:y2="6.601cm">
          <text:p/>
        </draw:line>
        <draw:line draw:style-name="gr3" draw:text-style-name="P2" draw:layer="layout" svg:x1="20.095cm" svg:y1="7.001cm" svg:x2="21.995cm" svg:y2="7.001cm">
          <text:p/>
        </draw:line>
        <draw:line draw:style-name="gr3" draw:text-style-name="P2" draw:layer="layout" svg:x1="22.095cm" svg:y1="6.601cm" svg:x2="21.995cm" svg:y2="7.001cm">
          <text:p/>
        </draw:line>
        <draw:line draw:style-name="gr3" draw:text-style-name="P2" draw:layer="layout" svg:x1="21.995cm" svg:y1="6.601cm" svg:x2="22.095cm" svg:y2="7.001cm">
          <text:p/>
        </draw:line>
        <draw:line draw:style-name="gr3" draw:text-style-name="P2" draw:layer="layout" svg:x1="22.095cm" svg:y1="6.601cm" svg:x2="23.995cm" svg:y2="6.601cm">
          <text:p/>
        </draw:line>
        <draw:line draw:style-name="gr3" draw:text-style-name="P2" draw:layer="layout" svg:x1="22.095cm" svg:y1="7.001cm" svg:x2="23.995cm" svg:y2="7.001cm">
          <text:p/>
        </draw:line>
        <draw:line draw:style-name="gr3" draw:text-style-name="P2" draw:layer="layout" svg:x1="24.095cm" svg:y1="6.601cm" svg:x2="23.995cm" svg:y2="7.001cm">
          <text:p/>
        </draw:line>
        <draw:line draw:style-name="gr3" draw:text-style-name="P2" draw:layer="layout" svg:x1="23.995cm" svg:y1="6.601cm" svg:x2="24.095cm" svg:y2="7.001cm">
          <text:p/>
        </draw:line>
        <draw:line draw:style-name="gr3" draw:text-style-name="P2" draw:layer="layout" svg:x1="24.095cm" svg:y1="6.601cm" svg:x2="25.995cm" svg:y2="6.601cm">
          <text:p/>
        </draw:line>
        <draw:line draw:style-name="gr3" draw:text-style-name="P2" draw:layer="layout" svg:x1="24.095cm" svg:y1="7.001cm" svg:x2="25.995cm" svg:y2="7.001cm">
          <text:p/>
        </draw:line>
        <draw:line draw:style-name="gr3" draw:text-style-name="P2" draw:layer="layout" svg:x1="26.095cm" svg:y1="6.601cm" svg:x2="25.995cm" svg:y2="7.001cm">
          <text:p/>
        </draw:line>
        <draw:line draw:style-name="gr3" draw:text-style-name="P2" draw:layer="layout" svg:x1="25.995cm" svg:y1="6.601cm" svg:x2="26.095cm" svg:y2="7.001cm">
          <text:p/>
        </draw:line>
        <draw:line draw:style-name="gr3" draw:text-style-name="P2" draw:layer="layout" svg:x1="26.095cm" svg:y1="6.601cm" svg:x2="27.995cm" svg:y2="6.601cm">
          <text:p/>
        </draw:line>
        <draw:line draw:style-name="gr3" draw:text-style-name="P2" draw:layer="layout" svg:x1="26.095cm" svg:y1="7.001cm" svg:x2="27.995cm" svg:y2="7.001cm">
          <text:p/>
        </draw:line>
        <draw:frame draw:style-name="gr5" draw:text-style-name="P3" draw:layer="layout" svg:width="1.518cm" svg:height="0.493cm" svg:x="12.595cm" svg:y="6.602cm">
          <draw:text-box>
            <text:p><text:span text:style-name="T2">00000001</text:span></text:p>
          </draw:text-box>
        </draw:frame>
        <draw:frame draw:style-name="gr5" draw:text-style-name="P3" draw:layer="layout" svg:width="1.518cm" svg:height="0.493cm" svg:x="14.595cm" svg:y="6.602cm">
          <draw:text-box>
            <text:p><text:span text:style-name="T2">00000010</text:span></text:p>
          </draw:text-box>
        </draw:frame>
        <draw:frame draw:style-name="gr5" draw:text-style-name="P3" draw:layer="layout" svg:width="1.518cm" svg:height="0.493cm" svg:x="16.595cm" svg:y="6.602cm">
          <draw:text-box>
            <text:p><text:span text:style-name="T2">00000100</text:span></text:p>
          </draw:text-box>
        </draw:frame>
        <draw:frame draw:style-name="gr5" draw:text-style-name="P3" draw:layer="layout" svg:width="1.518cm" svg:height="0.493cm" svg:x="18.595cm" svg:y="6.602cm">
          <draw:text-box>
            <text:p><text:span text:style-name="T2">00001000</text:span></text:p>
          </draw:text-box>
        </draw:frame>
        <draw:frame draw:style-name="gr5" draw:text-style-name="P3" draw:layer="layout" svg:width="1.518cm" svg:height="0.493cm" svg:x="20.537cm" svg:y="6.602cm">
          <draw:text-box>
            <text:p><text:span text:style-name="T2">00010000</text:span></text:p>
          </draw:text-box>
        </draw:frame>
        <draw:frame draw:style-name="gr5" draw:text-style-name="P3" draw:layer="layout" svg:width="1.518cm" svg:height="0.493cm" svg:x="22.537cm" svg:y="6.602cm">
          <draw:text-box>
            <text:p><text:span text:style-name="T2">00100000</text:span></text:p>
          </draw:text-box>
        </draw:frame>
        <draw:frame draw:style-name="gr5" draw:text-style-name="P3" draw:layer="layout" svg:width="1.518cm" svg:height="0.493cm" svg:x="24.537cm" svg:y="6.602cm">
          <draw:text-box>
            <text:p><text:span text:style-name="T2">01000000</text:span></text:p>
          </draw:text-box>
        </draw:frame>
        <draw:frame draw:style-name="gr5" draw:text-style-name="P3" draw:layer="layout" svg:width="1.518cm" svg:height="0.493cm" svg:x="26.595cm" svg:y="6.602cm">
          <draw:text-box>
            <text:p><text:span text:style-name="T2">10000000</text:span></text:p>
          </draw:text-box>
        </draw:frame>
        <draw:frame draw:style-name="gr12" draw:text-style-name="P4" draw:layer="layout" svg:width="0.858cm" svg:height="0.598cm" svg:x="12.013cm" svg:y="6.503cm">
          <draw:text-box>
            <text:p><text:span text:style-name="T3">A1</text:span></text:p>
          </draw:text-box>
        </draw:frame>
        <draw:frame draw:style-name="gr12" draw:text-style-name="P4" draw:layer="layout" svg:width="0.858cm" svg:height="0.598cm" svg:x="14.013cm" svg:y="6.503cm">
          <draw:text-box>
            <text:p><text:span text:style-name="T3">A2</text:span></text:p>
          </draw:text-box>
        </draw:frame>
        <draw:frame draw:style-name="gr12" draw:text-style-name="P4" draw:layer="layout" svg:width="0.858cm" svg:height="0.598cm" svg:x="16.013cm" svg:y="6.503cm">
          <draw:text-box>
            <text:p><text:span text:style-name="T3">A3</text:span></text:p>
          </draw:text-box>
        </draw:frame>
        <draw:frame draw:style-name="gr13" draw:text-style-name="P4" draw:layer="layout" svg:width="0.898cm" svg:height="0.598cm" svg:x="18.013cm" svg:y="6.503cm">
          <draw:text-box>
            <text:p><text:span text:style-name="T3">M1</text:span></text:p>
          </draw:text-box>
        </draw:frame>
        <draw:frame draw:style-name="gr13" draw:text-style-name="P4" draw:layer="layout" svg:width="0.898cm" svg:height="0.598cm" svg:x="19.955cm" svg:y="6.503cm">
          <draw:text-box>
            <text:p><text:span text:style-name="T3">M2</text:span></text:p>
          </draw:text-box>
        </draw:frame>
        <draw:frame draw:style-name="gr12" draw:text-style-name="P4" draw:layer="layout" svg:width="0.858cm" svg:height="0.598cm" svg:x="21.955cm" svg:y="6.503cm">
          <draw:text-box>
            <text:p><text:span text:style-name="T3">X1</text:span></text:p>
          </draw:text-box>
        </draw:frame>
        <draw:frame draw:style-name="gr12" draw:text-style-name="P4" draw:layer="layout" svg:width="0.858cm" svg:height="0.598cm" svg:x="23.955cm" svg:y="6.503cm">
          <draw:text-box>
            <text:p><text:span text:style-name="T3">X2</text:span></text:p>
          </draw:text-box>
        </draw:frame>
        <draw:frame draw:style-name="gr12" draw:text-style-name="P4" draw:layer="layout" svg:width="0.858cm" svg:height="0.598cm" svg:x="25.955cm" svg:y="6.503cm">
          <draw:text-box>
            <text:p><text:span text:style-name="T3">X3</text:span></text:p>
          </draw:text-box>
        </draw:frame>
        <draw:line draw:style-name="gr17" draw:text-style-name="P2" draw:layer="layout" svg:x1="1.013cm" svg:y1="1.801cm" svg:x2="28.713cm" svg:y2="1.801cm">
          <text:p/>
        </draw:line>
        <draw:line draw:style-name="gr17" draw:text-style-name="P2" draw:layer="layout" svg:x1="1.013cm" svg:y1="7.201cm" svg:x2="28.713cm" svg:y2="7.201cm">
          <text:p/>
        </draw:line>
        <draw:frame draw:style-name="gr20" draw:text-style-name="P6" draw:layer="layout" svg:width="2.218cm" svg:height="0.848cm" svg:x="0.813cm" svg:y="1.701cm">
          <draw:text-box>
            <text:p><text:span text:style-name="T5">System</text:span></text:p>
          </draw:text-box>
        </draw:frame>
        <draw:frame draw:style-name="gr5" draw:text-style-name="P3" draw:layer="layout" svg:width="1.518cm" svg:height="0.493cm" svg:x="6.195cm" svg:y="4.402cm">
          <draw:text-box>
            <text:p><text:span text:style-name="T2">00000000</text:span></text:p>
          </draw:text-box>
        </draw:frame>
        <draw:frame draw:style-name="gr5" draw:text-style-name="P3" draw:layer="layout" svg:width="1.518cm" svg:height="0.493cm" svg:x="6.313cm" svg:y="6.601cm">
          <draw:text-box>
            <text:p><text:span text:style-name="T2">00000000</text:span></text:p>
          </draw:text-box>
        </draw:frame>
        <draw:line draw:style-name="gr3" draw:text-style-name="P2" draw:layer="layout" svg:x1="28.113cm" svg:y1="5.001cm" svg:x2="28.013cm" svg:y2="5.401cm">
          <text:p/>
        </draw:line>
        <draw:line draw:style-name="gr3" draw:text-style-name="P2" draw:layer="layout" svg:x1="28.113cm" svg:y1="6.001cm" svg:x2="28.013cm" svg:y2="6.401cm">
          <text:p/>
        </draw:line>
        <draw:line draw:style-name="gr3" draw:text-style-name="P2" draw:layer="layout" svg:x1="28.013cm" svg:y1="2.001cm" svg:x2="28.413cm" svg:y2="2.001cm">
          <text:p/>
        </draw:line>
        <draw:line draw:style-name="gr3" draw:text-style-name="P2" draw:layer="layout" svg:x1="28.113cm" svg:y1="3.801cm" svg:x2="28.013cm" svg:y2="4.201cm">
          <text:p/>
        </draw:line>
        <draw:line draw:style-name="gr3" draw:text-style-name="P2" draw:layer="layout" svg:x1="28.013cm" svg:y1="3.801cm" svg:x2="28.113cm" svg:y2="4.201cm">
          <text:p/>
        </draw:line>
        <draw:line draw:style-name="gr3" draw:text-style-name="P2" draw:layer="layout" svg:x1="28.113cm" svg:y1="4.401cm" svg:x2="28.013cm" svg:y2="4.801cm">
          <text:p/>
        </draw:line>
        <draw:line draw:style-name="gr3" draw:text-style-name="P2" draw:layer="layout" svg:x1="28.013cm" svg:y1="4.401cm" svg:x2="28.113cm" svg:y2="4.801cm">
          <text:p/>
        </draw:line>
        <draw:line draw:style-name="gr3" draw:text-style-name="P2" draw:layer="layout" svg:x1="28.113cm" svg:y1="3.801cm" svg:x2="28.413cm" svg:y2="3.801cm">
          <text:p/>
        </draw:line>
        <draw:line draw:style-name="gr3" draw:text-style-name="P2" draw:layer="layout" svg:x1="28.113cm" svg:y1="4.201cm" svg:x2="28.413cm" svg:y2="4.201cm">
          <text:p/>
        </draw:line>
        <draw:line draw:style-name="gr3" draw:text-style-name="P2" draw:layer="layout" svg:x1="28.113cm" svg:y1="4.401cm" svg:x2="28.013cm" svg:y2="4.801cm">
          <text:p/>
        </draw:line>
        <draw:line draw:style-name="gr3" draw:text-style-name="P2" draw:layer="layout" svg:x1="28.013cm" svg:y1="4.401cm" svg:x2="28.113cm" svg:y2="4.801cm">
          <text:p/>
        </draw:line>
        <draw:line draw:style-name="gr3" draw:text-style-name="P2" draw:layer="layout" svg:x1="28.113cm" svg:y1="4.401cm" svg:x2="28.413cm" svg:y2="4.401cm">
          <text:p/>
        </draw:line>
        <draw:line draw:style-name="gr3" draw:text-style-name="P2" draw:layer="layout" svg:x1="28.113cm" svg:y1="4.801cm" svg:x2="28.413cm" svg:y2="4.801cm">
          <text:p/>
        </draw:line>
        <draw:line draw:style-name="gr3" draw:text-style-name="P2" draw:layer="layout" svg:x1="28.113cm" svg:y1="5.001cm" svg:x2="28.413cm" svg:y2="5.001cm">
          <text:p/>
        </draw:line>
        <draw:line draw:style-name="gr3" draw:text-style-name="P2" draw:layer="layout" svg:x1="28.113cm" svg:y1="6.001cm" svg:x2="28.413cm" svg:y2="6.001cm">
          <text:p/>
        </draw:line>
        <draw:line draw:style-name="gr3" draw:text-style-name="P2" draw:layer="layout" svg:x1="28.113cm" svg:y1="6.601cm" svg:x2="28.013cm" svg:y2="7.001cm">
          <text:p/>
        </draw:line>
        <draw:line draw:style-name="gr3" draw:text-style-name="P2" draw:layer="layout" svg:x1="28.013cm" svg:y1="6.601cm" svg:x2="28.113cm" svg:y2="7.001cm">
          <text:p/>
        </draw:line>
        <draw:line draw:style-name="gr3" draw:text-style-name="P2" draw:layer="layout" svg:x1="28.113cm" svg:y1="6.601cm" svg:x2="28.413cm" svg:y2="6.601cm">
          <text:p/>
        </draw:line>
        <draw:line draw:style-name="gr3" draw:text-style-name="P2" draw:layer="layout" svg:x1="28.113cm" svg:y1="7.001cm" svg:x2="28.413cm" svg:y2="7.001cm">
          <text:p/>
        </draw:line>
      </draw:page>
      <draw:page draw:name="page2" draw:style-name="dp1" draw:master-page-name="標準">
        <draw:rect draw:style-name="gr21" draw:text-style-name="P7" draw:layer="layout" svg:width="6.7cm" svg:height="1.8cm" svg:x="7.3cm" svg:y="1.5cm">
          <text:p/>
        </draw:rect>
        <draw:rect draw:style-name="gr21" draw:text-style-name="P7" draw:layer="layout" svg:width="10cm" svg:height="13cm" svg:x="5.2cm" svg:y="4.7cm">
          <text:p/>
        </draw:rect>
        <draw:rect draw:style-name="gr21" draw:text-style-name="P7" draw:layer="layout" svg:width="10cm" svg:height="13cm" svg:x="4.8cm" svg:y="4.3cm">
          <text:p/>
        </draw:rect>
        <draw:rect draw:style-name="gr21" draw:text-style-name="P7" draw:layer="layout" svg:width="10cm" svg:height="13cm" svg:x="4.4cm" svg:y="3.9cm">
          <text:p/>
        </draw:rect>
        <draw:rect draw:style-name="gr21" draw:text-style-name="P7" draw:layer="layout" svg:width="10cm" svg:height="13cm" svg:x="4cm" svg:y="3.5cm">
          <text:p/>
        </draw:rect>
        <draw:rect draw:style-name="gr22" draw:text-style-name="P7" draw:layer="layout" svg:width="2cm" svg:height="2.6cm" svg:x="11.5cm" svg:y="5cm">
          <text:p/>
        </draw:rect>
        <draw:frame draw:style-name="gr23" draw:text-style-name="P9" draw:layer="layout" svg:width="1.772cm" svg:height="1.209cm" svg:x="11.728cm" svg:y="5.691cm">
          <draw:text-box>
            <text:p text:style-name="P8"><text:span text:style-name="T6">I/O</text:span></text:p>
            <text:p text:style-name="P8"><text:span text:style-name="T6">Buffer</text:span></text:p>
          </draw:text-box>
        </draw:frame>
        <draw:rect draw:style-name="gr22" draw:text-style-name="P7" draw:layer="layout" svg:width="0.6cm" svg:height="0.6cm" svg:x="15.5cm" svg:y="6cm">
          <text:p/>
        </draw:rect>
        <draw:line draw:style-name="gr3" draw:text-style-name="P2" draw:layer="layout" svg:x1="15.5cm" svg:y1="6cm" svg:x2="16.1cm" svg:y2="6.6cm">
          <text:p/>
        </draw:line>
        <draw:line draw:style-name="gr3" draw:text-style-name="P2" draw:layer="layout" svg:x1="16.1cm" svg:y1="6cm" svg:x2="15.5cm" svg:y2="6.6cm">
          <text:p/>
        </draw:line>
        <draw:frame draw:style-name="gr24" draw:text-style-name="P10" draw:layer="layout" svg:width="0.937cm" svg:height="0.73cm" svg:x="15.966cm" svg:y="6cm">
          <draw:text-box>
            <text:p><text:span text:style-name="T6">D0</text:span></text:p>
          </draw:text-box>
        </draw:frame>
        <draw:line draw:style-name="gr3" draw:text-style-name="P2" draw:layer="layout" svg:x1="13.5cm" svg:y1="6.3cm" svg:x2="15.5cm" svg:y2="6.3cm">
          <text:p/>
        </draw:line>
        <draw:rect draw:style-name="gr22" draw:text-style-name="P7" draw:layer="layout" svg:width="2cm" svg:height="2cm" svg:x="8.5cm" svg:y="6.5cm">
          <text:p/>
        </draw:rect>
        <draw:frame draw:style-name="gr25" draw:text-style-name="P9" draw:layer="layout" svg:width="2.304cm" svg:height="1.209cm" svg:x="8.345cm" svg:y="6.6cm">
          <draw:text-box>
            <text:p text:style-name="P8"><text:span text:style-name="T6">Output Port</text:span></text:p>
            <text:p text:style-name="P8"><text:span text:style-name="T6">F/F</text:span></text:p>
          </draw:text-box>
        </draw:frame>
        <draw:rect draw:style-name="gr22" draw:text-style-name="P7" draw:layer="layout" svg:width="2cm" svg:height="2cm" svg:x="8.5cm" svg:y="4cm">
          <text:p/>
        </draw:rect>
        <draw:frame draw:style-name="gr26" draw:text-style-name="P9" draw:layer="layout" svg:width="2.188cm" svg:height="1.209cm" svg:x="8.4cm" svg:y="4.691cm">
          <draw:text-box>
            <text:p text:style-name="P8"><text:span text:style-name="T6">Multiplexer</text:span></text:p>
          </draw:text-box>
        </draw:frame>
        <draw:line draw:style-name="gr27" draw:text-style-name="P2" draw:layer="layout" svg:x1="11.5cm" svg:y1="7cm" svg:x2="10.5cm" svg:y2="7cm">
          <text:p/>
        </draw:line>
        <draw:line draw:style-name="gr27" draw:text-style-name="P2" draw:layer="layout" svg:x1="10.499cm" svg:y1="5.499cm" svg:x2="11.5cm" svg:y2="5.5cm">
          <text:p/>
        </draw:line>
        <draw:frame draw:style-name="gr28" draw:text-style-name="P9" draw:layer="layout" svg:width="0.744cm" svg:height="0.73cm" svg:x="8.557cm" svg:y="7.9cm">
          <draw:text-box>
            <text:p text:style-name="P8"><text:span text:style-name="T6">Q</text:span></text:p>
          </draw:text-box>
        </draw:frame>
        <draw:frame draw:style-name="gr28" draw:text-style-name="P11" draw:layer="layout" svg:width="0.744cm" svg:height="0.73cm" svg:x="9.557cm" svg:y="7.9cm">
          <draw:text-box>
            <text:p text:style-name="P8"><text:span text:style-name="T7">Q</text:span></text:p>
          </draw:text-box>
        </draw:frame>
        <draw:circle draw:style-name="gr22" draw:text-style-name="P7" draw:layer="layout" svg:width="0.4cm" svg:height="0.4cm" svg:x="9.8cm" svg:y="9cm">
          <text:p/>
        </draw:circle>
        <draw:circle draw:style-name="gr22" draw:text-style-name="P7" draw:layer="layout" svg:width="0.4cm" svg:height="0.4cm" svg:x="9.8cm" svg:y="9.6cm">
          <text:p/>
        </draw:circle>
        <draw:line draw:style-name="gr3" draw:text-style-name="P2" draw:layer="layout" svg:x1="10cm" svg:y1="8.5cm" svg:x2="10cm" svg:y2="9cm">
          <text:p/>
        </draw:line>
        <draw:line draw:style-name="gr3" draw:text-style-name="P2" draw:layer="layout" svg:x1="9cm" svg:y1="9cm" svg:x2="9cm" svg:y2="10cm">
          <text:p/>
        </draw:line>
        <draw:line draw:style-name="gr3" draw:text-style-name="P2" draw:layer="layout" svg:x1="9cm" svg:y1="8.5cm" svg:x2="9cm" svg:y2="9cm">
          <text:p/>
        </draw:line>
        <draw:line draw:style-name="gr3" draw:text-style-name="P2" draw:layer="layout" svg:x1="9cm" svg:y1="10cm" svg:x2="9cm" svg:y2="10.5cm">
          <text:p/>
        </draw:line>
        <draw:line draw:style-name="gr3" draw:text-style-name="P2" draw:layer="layout" svg:x1="10cm" svg:y1="10cm" svg:x2="10cm" svg:y2="10.5cm">
          <text:p/>
        </draw:line>
        <draw:g draw:style-name="gr6">
          <draw:circle draw:style-name="gr29" draw:text-style-name="P12" draw:layer="layout" svg:width="0.16cm" svg:height="0.16cm" svg:x="9.92cm" svg:y="10.42cm">
            <text:p/>
          </draw:circle>
          <draw:rect draw:style-name="gr30" draw:text-style-name="P13" draw:layer="layout" svg:width="0.4cm" svg:height="0.4cm" svg:x="9.8cm" svg:y="10.3cm">
            <text:p/>
          </draw:rect>
        </draw:g>
        <draw:line draw:style-name="gr3" draw:text-style-name="P2" draw:layer="layout" svg:x1="11.5cm" svg:y1="10.5cm" svg:x2="9cm" svg:y2="10.5cm">
          <text:p/>
        </draw:line>
        <draw:line draw:style-name="gr3" draw:text-style-name="P2" draw:layer="layout" svg:x1="12.5cm" svg:y1="10.5cm" svg:x2="11.5cm" svg:y2="10.5cm">
          <text:p/>
        </draw:line>
        <draw:frame draw:style-name="gr31" draw:text-style-name="P10" draw:layer="layout" svg:width="1.069cm" svg:height="0.73cm" svg:x="16cm" svg:y="10.17cm">
          <draw:text-box>
            <text:p><text:span text:style-name="T6">O0</text:span></text:p>
          </draw:text-box>
        </draw:frame>
        <draw:line draw:style-name="gr3" draw:text-style-name="P2" draw:layer="layout" svg:x1="12.5cm" svg:y1="10.5cm" svg:x2="15.5cm" svg:y2="10.5cm">
          <text:p/>
        </draw:line>
        <draw:line draw:style-name="gr3" draw:text-style-name="P2" draw:layer="layout" svg:x1="13.5cm" svg:y1="10.5cm" svg:x2="13.5cm" svg:y2="14.1cm">
          <text:p/>
        </draw:line>
        <draw:line draw:style-name="gr3" draw:text-style-name="P2" draw:layer="layout" svg:x1="6.5cm" svg:y1="11cm" svg:x2="13.5cm" svg:y2="11cm">
          <text:p/>
        </draw:line>
        <draw:g draw:style-name="gr6">
          <draw:circle draw:style-name="gr29" draw:text-style-name="P12" draw:layer="layout" svg:width="0.16cm" svg:height="0.16cm" svg:x="13.42cm" svg:y="10.42cm">
            <text:p/>
          </draw:circle>
          <draw:rect draw:style-name="gr30" draw:text-style-name="P13" draw:layer="layout" svg:width="0.4cm" svg:height="0.4cm" svg:x="13.3cm" svg:y="10.3cm">
            <text:p/>
          </draw:rect>
        </draw:g>
        <draw:frame draw:style-name="gr32" draw:text-style-name="P9" draw:layer="layout" svg:width="0.963cm" svg:height="0.73cm" svg:x="7.9cm" svg:y="9.1cm">
          <draw:text-box>
            <text:p text:style-name="P8"><text:span text:style-name="T6">M3</text:span></text:p>
          </draw:text-box>
        </draw:frame>
        <draw:frame draw:style-name="gr32" draw:text-style-name="P9" draw:layer="layout" svg:width="0.963cm" svg:height="0.73cm" svg:x="10.101cm" svg:y="9.1cm">
          <draw:text-box>
            <text:p text:style-name="P8"><text:span text:style-name="T6">M4</text:span></text:p>
          </draw:text-box>
        </draw:frame>
        <draw:rect draw:style-name="gr22" draw:text-style-name="P7" draw:layer="layout" svg:width="3.4cm" svg:height="1cm" svg:x="10.3cm" svg:y="2.1cm">
          <text:p/>
        </draw:rect>
        <draw:frame draw:style-name="gr33" draw:text-style-name="P9" draw:layer="layout" svg:width="3.767cm" svg:height="0.73cm" svg:x="10.216cm" svg:y="2.17cm">
          <draw:text-box>
            <text:p text:style-name="P8"><text:span text:style-name="T6">Chip No. (4bit)</text:span></text:p>
          </draw:text-box>
        </draw:frame>
        <draw:frame draw:style-name="gr32" draw:text-style-name="P9" draw:layer="layout" svg:width="0.963cm" svg:height="0.73cm" svg:x="11.437cm" svg:y="9.67cm">
          <draw:text-box>
            <text:p text:style-name="P8"><text:span text:style-name="T6">M1</text:span></text:p>
          </draw:text-box>
        </draw:frame>
        <draw:circle draw:style-name="gr22" draw:text-style-name="P7" draw:layer="layout" svg:width="0.4cm" svg:height="0.4cm" svg:x="11.5cm" svg:y="11.3cm">
          <text:p/>
        </draw:circle>
        <draw:circle draw:style-name="gr22" draw:text-style-name="P7" draw:layer="layout" svg:width="0.4cm" svg:height="0.4cm" svg:x="12.1cm" svg:y="11.3cm">
          <text:p/>
        </draw:circle>
        <draw:frame draw:style-name="gr32" draw:text-style-name="P9" draw:layer="layout" svg:width="0.963cm" svg:height="0.73cm" svg:x="11.538cm" svg:y="11.7cm">
          <draw:text-box>
            <text:p text:style-name="P8"><text:span text:style-name="T6">M2</text:span></text:p>
          </draw:text-box>
        </draw:frame>
        <draw:line draw:style-name="gr3" draw:text-style-name="P2" draw:layer="layout" svg:x1="12.5cm" svg:y1="11.5cm" svg:x2="13.5cm" svg:y2="11.5cm">
          <text:p/>
        </draw:line>
        <draw:g draw:style-name="gr6">
          <draw:circle draw:style-name="gr29" draw:text-style-name="P12" draw:layer="layout" svg:width="0.16cm" svg:height="0.16cm" svg:x="13.42cm" svg:y="10.92cm">
            <text:p/>
          </draw:circle>
          <draw:rect draw:style-name="gr30" draw:text-style-name="P13" draw:layer="layout" svg:width="0.4cm" svg:height="0.4cm" svg:x="13.3cm" svg:y="10.8cm">
            <text:p/>
          </draw:rect>
        </draw:g>
        <draw:custom-shape draw:style-name="gr34" draw:text-style-name="P7" draw:layer="layout" svg:width="0.6cm" svg:height="0.6cm" draw:transform="rotate (1.5707963267949) translate (7.9cm 11.8cm)">
          <text:p/>
          <draw:enhanced-geometry svg:viewBox="0 0 21600 21600" draw:glue-points="?f0 0 ?f1 10800 0 21600 10800 21600 21600 21600 ?f7 10800" draw:text-areas="?f1 10800 ?f2 18000 ?f3 7200 ?f4 21600" draw:type="isosceles-triangle" draw:modifiers="10921.3483146067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range-x-minimum="0" draw:handle-range-x-maximum="21600" draw:handle-position="$0 top" draw:handle-position-x="$0" draw:handle-position-y="top"/>
          </draw:enhanced-geometry>
        </draw:custom-shape>
        <draw:circle draw:style-name="gr22" draw:text-style-name="P7" draw:layer="layout" svg:width="0.4cm" svg:height="0.4cm" svg:x="7.5cm" svg:y="11.3cm">
          <text:p/>
        </draw:circle>
        <draw:line draw:style-name="gr3" draw:text-style-name="P2" draw:layer="layout" svg:x1="8.5cm" svg:y1="11.5cm" svg:x2="11.5cm" svg:y2="11.5cm">
          <text:p/>
        </draw:line>
        <draw:g draw:style-name="gr6">
          <draw:circle draw:style-name="gr29" draw:text-style-name="P12" draw:layer="layout" svg:width="0.16cm" svg:height="0.16cm" svg:x="9.42cm" svg:y="11.42cm">
            <text:p/>
          </draw:circle>
          <draw:rect draw:style-name="gr30" draw:text-style-name="P13" draw:layer="layout" svg:width="0.4cm" svg:height="0.4cm" svg:x="9.3cm" svg:y="11.3cm">
            <text:p/>
          </draw:rect>
        </draw:g>
        <draw:line draw:style-name="gr3" draw:text-style-name="P2" draw:layer="layout" svg:x1="9.5cm" svg:y1="11.5cm" svg:x2="9.5cm" svg:y2="12cm">
          <text:p/>
        </draw:line>
        <draw:g draw:style-name="gr6">
          <draw:line draw:style-name="gr3" draw:text-style-name="P2" draw:layer="layout" svg:x1="9.5cm" svg:y1="15cm" svg:x2="9.3cm" svg:y2="14.858cm">
            <text:p/>
          </draw:line>
          <draw:line draw:style-name="gr3" draw:text-style-name="P2" draw:layer="layout" svg:x1="9.7cm" svg:y1="14.716cm" svg:x2="9.3cm" svg:y2="14.858cm">
            <text:p/>
          </draw:line>
          <draw:line draw:style-name="gr3" draw:text-style-name="P2" draw:layer="layout" svg:x1="9.7cm" svg:y1="14.714cm" svg:x2="9.3cm" svg:y2="14.572cm">
            <text:p/>
          </draw:line>
          <draw:line draw:style-name="gr3" draw:text-style-name="P2" draw:layer="layout" svg:x1="9.7cm" svg:y1="14.43cm" svg:x2="9.3cm" svg:y2="14.572cm">
            <text:p/>
          </draw:line>
          <draw:line draw:style-name="gr3" draw:text-style-name="P2" draw:layer="layout" svg:x1="9.7cm" svg:y1="14.428cm" svg:x2="9.3cm" svg:y2="14.286cm">
            <text:p/>
          </draw:line>
          <draw:line draw:style-name="gr3" draw:text-style-name="P2" draw:layer="layout" svg:x1="9.7cm" svg:y1="14.144cm" svg:x2="9.3cm" svg:y2="14.286cm">
            <text:p/>
          </draw:line>
          <draw:line draw:style-name="gr3" draw:text-style-name="P2" draw:layer="layout" svg:x1="9.7cm" svg:y1="14.142cm" svg:x2="9.5cm" svg:y2="14cm">
            <text:p/>
          </draw:line>
        </draw:g>
        <draw:circle draw:style-name="gr22" draw:text-style-name="P7" draw:layer="layout" svg:width="0.4cm" svg:height="0.4cm" svg:x="9.3cm" svg:y="12cm">
          <text:p/>
        </draw:circle>
        <draw:circle draw:style-name="gr22" draw:text-style-name="P7" draw:layer="layout" svg:width="0.4cm" svg:height="0.4cm" svg:x="9.3cm" svg:y="12.6cm">
          <text:p/>
        </draw:circle>
        <draw:frame draw:style-name="gr32" draw:text-style-name="P9" draw:layer="layout" svg:width="0.963cm" svg:height="0.73cm" svg:x="9.6cm" svg:y="12.17cm">
          <draw:text-box>
            <text:p text:style-name="P8"><text:span text:style-name="T6">M7</text:span></text:p>
          </draw:text-box>
        </draw:frame>
        <draw:line draw:style-name="gr3" draw:text-style-name="P2" draw:layer="layout" svg:x1="9.5cm" svg:y1="13cm" svg:x2="9.5cm" svg:y2="14cm">
          <text:p/>
        </draw:line>
        <draw:g draw:style-name="gr6">
          <draw:circle draw:style-name="gr29" draw:text-style-name="P12" draw:layer="layout" svg:width="0.16cm" svg:height="0.16cm" svg:x="9.42cm" svg:y="13.42cm">
            <text:p/>
          </draw:circle>
          <draw:rect draw:style-name="gr30" draw:text-style-name="P13" draw:layer="layout" svg:width="0.4cm" svg:height="0.4cm" svg:x="9.3cm" svg:y="13.3cm">
            <text:p/>
          </draw:rect>
        </draw:g>
        <draw:line draw:style-name="gr3" draw:text-style-name="P2" draw:layer="layout" svg:x1="6.5cm" svg:y1="13.5cm" svg:x2="9.5cm" svg:y2="13.5cm">
          <text:p/>
        </draw:line>
        <draw:line draw:style-name="gr3" draw:text-style-name="P2" draw:layer="layout" svg:x1="9.5cm" svg:y1="15cm" svg:x2="9.5cm" svg:y2="15.5cm">
          <text:p/>
        </draw:line>
        <draw:g draw:style-name="gr6">
          <draw:circle draw:style-name="gr29" draw:text-style-name="P12" draw:layer="layout" svg:width="0.16cm" svg:height="0.16cm" svg:x="9.42cm" svg:y="15.42cm">
            <text:p/>
          </draw:circle>
          <draw:rect draw:style-name="gr30" draw:text-style-name="P13" draw:layer="layout" svg:width="0.4cm" svg:height="0.4cm" svg:x="9.3cm" svg:y="15.3cm">
            <text:p/>
          </draw:rect>
        </draw:g>
        <draw:line draw:style-name="gr3" draw:text-style-name="P2" draw:layer="layout" svg:x1="8.5cm" svg:y1="15.5cm" svg:x2="10.5cm" svg:y2="15.5cm">
          <text:p/>
        </draw:line>
        <draw:circle draw:style-name="gr22" draw:text-style-name="P7" draw:layer="layout" svg:width="0.4cm" svg:height="0.4cm" svg:x="8.1cm" svg:y="15.3cm">
          <text:p/>
        </draw:circle>
        <draw:circle draw:style-name="gr22" draw:text-style-name="P7" draw:layer="layout" svg:width="0.4cm" svg:height="0.4cm" svg:x="7.5cm" svg:y="15.3cm">
          <text:p/>
        </draw:circle>
        <draw:frame draw:style-name="gr32" draw:text-style-name="P9" draw:layer="layout" svg:width="0.963cm" svg:height="0.73cm" svg:x="7.5cm" svg:y="14.67cm">
          <draw:text-box>
            <text:p text:style-name="P8"><text:span text:style-name="T6">M9</text:span></text:p>
          </draw:text-box>
        </draw:frame>
        <draw:line draw:style-name="gr3" draw:text-style-name="P2" draw:layer="layout" svg:x1="7cm" svg:y1="15.5cm" svg:x2="7.5cm" svg:y2="15.5cm">
          <text:p/>
        </draw:line>
        <draw:line draw:style-name="gr3" draw:text-style-name="P2" draw:layer="layout" svg:x1="6.8cm" svg:y1="16cm" svg:x2="7.2cm" svg:y2="16cm">
          <text:p/>
        </draw:line>
        <draw:line draw:style-name="gr3" draw:text-style-name="P2" draw:layer="layout" svg:x1="7cm" svg:y1="16cm" svg:x2="6.9cm" svg:y2="16.2cm">
          <text:p/>
        </draw:line>
        <draw:line draw:style-name="gr3" draw:text-style-name="P2" draw:layer="layout" svg:x1="6.9cm" svg:y1="16cm" svg:x2="6.8cm" svg:y2="16.2cm">
          <text:p/>
        </draw:line>
        <draw:line draw:style-name="gr3" draw:text-style-name="P2" draw:layer="layout" svg:x1="7.1cm" svg:y1="16cm" svg:x2="7cm" svg:y2="16.2cm">
          <text:p/>
        </draw:line>
        <draw:line draw:style-name="gr3" draw:text-style-name="P2" draw:layer="layout" svg:x1="7cm" svg:y1="15.5cm" svg:x2="7cm" svg:y2="16cm">
          <text:p/>
        </draw:line>
        <draw:circle draw:style-name="gr22" draw:text-style-name="P7" draw:layer="layout" svg:width="0.4cm" svg:height="0.4cm" svg:x="11.1cm" svg:y="15.3cm">
          <text:p/>
        </draw:circle>
        <draw:circle draw:style-name="gr22" draw:text-style-name="P7" draw:layer="layout" svg:width="0.4cm" svg:height="0.4cm" svg:x="10.5cm" svg:y="15.3cm">
          <text:p/>
        </draw:circle>
        <draw:frame draw:style-name="gr35" draw:text-style-name="P9" draw:layer="layout" svg:width="1.16cm" svg:height="0.73cm" svg:x="10.437cm" svg:y="14.67cm">
          <draw:text-box>
            <text:p text:style-name="P8"><text:span text:style-name="T6">M10</text:span></text:p>
          </draw:text-box>
        </draw:frame>
        <draw:line draw:style-name="gr3" draw:text-style-name="P2" draw:layer="layout" svg:x1="11.5cm" svg:y1="15.5cm" svg:x2="12cm" svg:y2="15.5cm">
          <text:p/>
        </draw:line>
        <draw:line draw:style-name="gr3" draw:text-style-name="P2" draw:layer="layout" svg:x1="12cm" svg:y1="15cm" svg:x2="12cm" svg:y2="15.5cm">
          <text:p/>
        </draw:line>
        <draw:line draw:style-name="gr3" draw:text-style-name="P2" draw:layer="layout" svg:x1="11.8cm" svg:y1="15cm" svg:x2="12.2cm" svg:y2="15cm">
          <text:p/>
        </draw:line>
        <draw:frame draw:style-name="gr36" draw:text-style-name="P9" draw:layer="layout" svg:width="1.194cm" svg:height="0.73cm" svg:x="12.042cm" svg:y="14.67cm">
          <draw:text-box>
            <text:p text:style-name="P8"><text:span text:style-name="T6">VDD</text:span></text:p>
          </draw:text-box>
        </draw:frame>
        <draw:line draw:style-name="gr3" draw:text-style-name="P2" draw:layer="layout" svg:x1="6.5cm" svg:y1="11.5cm" svg:x2="7.5cm" svg:y2="11.5cm">
          <text:p/>
        </draw:line>
        <draw:circle draw:style-name="gr22" draw:text-style-name="P7" draw:layer="layout" svg:width="0.4cm" svg:height="0.4cm" svg:x="5.5cm" svg:y="11.3cm">
          <text:p/>
        </draw:circle>
        <draw:circle draw:style-name="gr22" draw:text-style-name="P7" draw:layer="layout" svg:width="0.4cm" svg:height="0.4cm" svg:x="6.1cm" svg:y="11.3cm">
          <text:p/>
        </draw:circle>
        <draw:circle draw:style-name="gr22" draw:text-style-name="P7" draw:layer="layout" svg:width="0.4cm" svg:height="0.4cm" svg:x="5.5cm" svg:y="13.3cm">
          <text:p/>
        </draw:circle>
        <draw:circle draw:style-name="gr22" draw:text-style-name="P7" draw:layer="layout" svg:width="0.4cm" svg:height="0.4cm" svg:x="6.1cm" svg:y="13.3cm">
          <text:p/>
        </draw:circle>
        <draw:line draw:style-name="gr3" draw:text-style-name="P2" draw:layer="layout" svg:x1="6.5cm" svg:y1="11cm" svg:x2="5.5cm" svg:y2="11cm">
          <text:p/>
        </draw:line>
        <draw:frame draw:style-name="gr32" draw:text-style-name="P9" draw:layer="layout" svg:width="0.963cm" svg:height="0.73cm" svg:x="5.5cm" svg:y="10.17cm">
          <draw:text-box>
            <text:p text:style-name="P8"><text:span text:style-name="T6">M5</text:span></text:p>
          </draw:text-box>
        </draw:frame>
        <draw:frame draw:style-name="gr32" draw:text-style-name="P9" draw:layer="layout" svg:width="0.963cm" svg:height="0.73cm" svg:x="5.501cm" svg:y="11.67cm">
          <draw:text-box>
            <text:p text:style-name="P8"><text:span text:style-name="T6">M6</text:span></text:p>
          </draw:text-box>
        </draw:frame>
        <draw:frame draw:style-name="gr32" draw:text-style-name="P9" draw:layer="layout" svg:width="0.963cm" svg:height="0.73cm" svg:x="5.502cm" svg:y="12.67cm">
          <draw:text-box>
            <text:p text:style-name="P8"><text:span text:style-name="T6">M8</text:span></text:p>
          </draw:text-box>
        </draw:frame>
        <draw:line draw:style-name="gr3" draw:text-style-name="P2" draw:layer="layout" svg:x1="4.5cm" svg:y1="11cm" svg:x2="5.5cm" svg:y2="11cm">
          <text:p/>
        </draw:line>
        <draw:line draw:style-name="gr3" draw:text-style-name="P2" draw:layer="layout" svg:x1="4.5cm" svg:y1="11.5cm" svg:x2="5.5cm" svg:y2="11.5cm">
          <text:p/>
        </draw:line>
        <draw:line draw:style-name="gr3" draw:text-style-name="P2" draw:layer="layout" svg:x1="4.5cm" svg:y1="13.5cm" svg:x2="5.5cm" svg:y2="13.5cm">
          <text:p/>
        </draw:line>
        <draw:g draw:style-name="gr6">
          <draw:circle draw:style-name="gr29" draw:text-style-name="P12" draw:layer="layout" svg:width="0.16cm" svg:height="0.16cm" svg:x="4.42cm" svg:y="10.92cm">
            <text:p/>
          </draw:circle>
          <draw:rect draw:style-name="gr30" draw:text-style-name="P13" draw:layer="layout" svg:width="0.4cm" svg:height="0.4cm" svg:x="4.3cm" svg:y="10.8cm">
            <text:p/>
          </draw:rect>
        </draw:g>
        <draw:g draw:style-name="gr6">
          <draw:circle draw:style-name="gr29" draw:text-style-name="P12" draw:layer="layout" svg:width="0.16cm" svg:height="0.16cm" svg:x="4.42cm" svg:y="11.42cm">
            <text:p/>
          </draw:circle>
          <draw:rect draw:style-name="gr30" draw:text-style-name="P13" draw:layer="layout" svg:width="0.4cm" svg:height="0.4cm" svg:x="4.3cm" svg:y="11.3cm">
            <text:p/>
          </draw:rect>
        </draw:g>
        <draw:line draw:style-name="gr3" draw:text-style-name="P2" draw:layer="layout" svg:x1="4.5cm" svg:y1="13.5cm" svg:x2="4.5cm" svg:y2="5.5cm">
          <text:p/>
        </draw:line>
        <draw:line draw:style-name="gr27" draw:text-style-name="P2" draw:layer="layout" svg:x1="4.499cm" svg:y1="5.5cm" svg:x2="8.5cm" svg:y2="5.5cm">
          <text:p/>
        </draw:line>
        <draw:rect draw:style-name="gr22" draw:text-style-name="P7" draw:layer="layout" svg:width="0.6cm" svg:height="0.6cm" svg:x="15.5cm" svg:y="10.2cm">
          <text:p/>
        </draw:rect>
        <draw:line draw:style-name="gr3" draw:text-style-name="P2" draw:layer="layout" svg:x1="15.5cm" svg:y1="10.2cm" svg:x2="16.1cm" svg:y2="10.8cm">
          <text:p/>
        </draw:line>
        <draw:line draw:style-name="gr3" draw:text-style-name="P2" draw:layer="layout" svg:x1="16.1cm" svg:y1="10.2cm" svg:x2="15.5cm" svg:y2="10.8cm">
          <text:p/>
        </draw:line>
        <draw:rect draw:style-name="gr22" draw:text-style-name="P7" draw:layer="layout" svg:width="0.6cm" svg:height="0.6cm" svg:x="15.5cm" svg:y="6.9cm">
          <text:p/>
        </draw:rect>
        <draw:line draw:style-name="gr3" draw:text-style-name="P2" draw:layer="layout" svg:x1="15.5cm" svg:y1="6.9cm" svg:x2="16.1cm" svg:y2="7.5cm">
          <text:p/>
        </draw:line>
        <draw:line draw:style-name="gr3" draw:text-style-name="P2" draw:layer="layout" svg:x1="16.1cm" svg:y1="6.9cm" svg:x2="15.5cm" svg:y2="7.5cm">
          <text:p/>
        </draw:line>
        <draw:rect draw:style-name="gr22" draw:text-style-name="P7" draw:layer="layout" svg:width="0.6cm" svg:height="0.6cm" svg:x="15.5cm" svg:y="7.8cm">
          <text:p/>
        </draw:rect>
        <draw:line draw:style-name="gr3" draw:text-style-name="P2" draw:layer="layout" svg:x1="15.5cm" svg:y1="7.8cm" svg:x2="16.1cm" svg:y2="8.4cm">
          <text:p/>
        </draw:line>
        <draw:line draw:style-name="gr3" draw:text-style-name="P2" draw:layer="layout" svg:x1="16.1cm" svg:y1="7.8cm" svg:x2="15.5cm" svg:y2="8.4cm">
          <text:p/>
        </draw:line>
        <draw:rect draw:style-name="gr22" draw:text-style-name="P7" draw:layer="layout" svg:width="0.6cm" svg:height="0.6cm" svg:x="15.5cm" svg:y="8.7cm">
          <text:p/>
        </draw:rect>
        <draw:line draw:style-name="gr3" draw:text-style-name="P2" draw:layer="layout" svg:x1="15.5cm" svg:y1="8.7cm" svg:x2="16.1cm" svg:y2="9.3cm">
          <text:p/>
        </draw:line>
        <draw:line draw:style-name="gr3" draw:text-style-name="P2" draw:layer="layout" svg:x1="16.1cm" svg:y1="8.7cm" svg:x2="15.5cm" svg:y2="9.3cm">
          <text:p/>
        </draw:line>
        <draw:rect draw:style-name="gr22" draw:text-style-name="P7" draw:layer="layout" svg:width="0.6cm" svg:height="0.6cm" svg:x="15.5cm" svg:y="11.1cm">
          <text:p/>
        </draw:rect>
        <draw:line draw:style-name="gr3" draw:text-style-name="P2" draw:layer="layout" svg:x1="15.5cm" svg:y1="11.1cm" svg:x2="16.1cm" svg:y2="11.7cm">
          <text:p/>
        </draw:line>
        <draw:line draw:style-name="gr3" draw:text-style-name="P2" draw:layer="layout" svg:x1="16.1cm" svg:y1="11.1cm" svg:x2="15.5cm" svg:y2="11.7cm">
          <text:p/>
        </draw:line>
        <draw:rect draw:style-name="gr22" draw:text-style-name="P7" draw:layer="layout" svg:width="0.6cm" svg:height="0.6cm" svg:x="15.5cm" svg:y="12cm">
          <text:p/>
        </draw:rect>
        <draw:line draw:style-name="gr3" draw:text-style-name="P2" draw:layer="layout" svg:x1="15.5cm" svg:y1="12cm" svg:x2="16.1cm" svg:y2="12.6cm">
          <text:p/>
        </draw:line>
        <draw:line draw:style-name="gr3" draw:text-style-name="P2" draw:layer="layout" svg:x1="16.1cm" svg:y1="12cm" svg:x2="15.5cm" svg:y2="12.6cm">
          <text:p/>
        </draw:line>
        <draw:rect draw:style-name="gr22" draw:text-style-name="P7" draw:layer="layout" svg:width="0.6cm" svg:height="0.6cm" svg:x="15.5cm" svg:y="12.9cm">
          <text:p/>
        </draw:rect>
        <draw:line draw:style-name="gr3" draw:text-style-name="P2" draw:layer="layout" svg:x1="15.5cm" svg:y1="12.9cm" svg:x2="16.1cm" svg:y2="13.5cm">
          <text:p/>
        </draw:line>
        <draw:line draw:style-name="gr3" draw:text-style-name="P2" draw:layer="layout" svg:x1="16.1cm" svg:y1="12.9cm" svg:x2="15.5cm" svg:y2="13.5cm">
          <text:p/>
        </draw:line>
        <draw:frame draw:style-name="gr24" draw:text-style-name="P10" draw:layer="layout" svg:width="0.937cm" svg:height="0.73cm" svg:x="15.966cm" svg:y="6.9cm">
          <draw:text-box>
            <text:p><text:span text:style-name="T6">D1</text:span></text:p>
          </draw:text-box>
        </draw:frame>
        <draw:frame draw:style-name="gr24" draw:text-style-name="P10" draw:layer="layout" svg:width="0.937cm" svg:height="0.73cm" svg:x="15.966cm" svg:y="7.8cm">
          <draw:text-box>
            <text:p><text:span text:style-name="T6">D2</text:span></text:p>
          </draw:text-box>
        </draw:frame>
        <draw:frame draw:style-name="gr24" draw:text-style-name="P10" draw:layer="layout" svg:width="0.937cm" svg:height="0.73cm" svg:x="15.966cm" svg:y="8.7cm">
          <draw:text-box>
            <text:p><text:span text:style-name="T6">D3</text:span></text:p>
          </draw:text-box>
        </draw:frame>
        <draw:frame draw:style-name="gr31" draw:text-style-name="P10" draw:layer="layout" svg:width="1.069cm" svg:height="0.73cm" svg:x="16.001cm" svg:y="11.07cm">
          <draw:text-box>
            <text:p><text:span text:style-name="T6">O1</text:span></text:p>
          </draw:text-box>
        </draw:frame>
        <draw:frame draw:style-name="gr31" draw:text-style-name="P10" draw:layer="layout" svg:width="1.069cm" svg:height="0.73cm" svg:x="16.002cm" svg:y="11.97cm">
          <draw:text-box>
            <text:p><text:span text:style-name="T6">O2</text:span></text:p>
          </draw:text-box>
        </draw:frame>
        <draw:frame draw:style-name="gr31" draw:text-style-name="P10" draw:layer="layout" svg:width="1.069cm" svg:height="0.73cm" svg:x="16.003cm" svg:y="12.87cm">
          <draw:text-box>
            <text:p><text:span text:style-name="T6">O3</text:span></text:p>
          </draw:text-box>
        </draw:frame>
        <draw:line draw:style-name="gr3" draw:text-style-name="P2" draw:layer="layout" svg:x1="14cm" svg:y1="7.2cm" svg:x2="15.5cm" svg:y2="7.2cm">
          <text:p/>
        </draw:line>
        <draw:line draw:style-name="gr3" draw:text-style-name="P2" draw:layer="layout" svg:x1="14.4cm" svg:y1="8.1cm" svg:x2="15.5cm" svg:y2="8.1cm">
          <text:p/>
        </draw:line>
        <draw:line draw:style-name="gr3" draw:text-style-name="P2" draw:layer="layout" svg:x1="14.8cm" svg:y1="9cm" svg:x2="15.5cm" svg:y2="9cm">
          <text:p/>
        </draw:line>
        <draw:line draw:style-name="gr3" draw:text-style-name="P2" draw:layer="layout" svg:x1="14cm" svg:y1="11.4cm" svg:x2="15.5cm" svg:y2="11.4cm">
          <text:p/>
        </draw:line>
        <draw:line draw:style-name="gr3" draw:text-style-name="P2" draw:layer="layout" svg:x1="14.4cm" svg:y1="12.3cm" svg:x2="15.5cm" svg:y2="12.3cm">
          <text:p/>
        </draw:line>
        <draw:line draw:style-name="gr3" draw:text-style-name="P2" draw:layer="layout" svg:x1="14.8cm" svg:y1="13.2cm" svg:x2="15.5cm" svg:y2="13.2cm">
          <text:p/>
        </draw:line>
        <draw:frame draw:style-name="gr37" draw:text-style-name="P9" draw:layer="layout" svg:width="1.779cm" svg:height="0.73cm" svg:x="7.4cm" svg:y="1.57cm">
          <draw:text-box>
            <text:p text:style-name="P8"><text:span text:style-name="T6">Controls</text:span></text:p>
          </draw:text-box>
        </draw:frame>
        <draw:rect draw:style-name="gr21" draw:text-style-name="P7" draw:layer="layout" svg:width="3.1cm" svg:height="1.8cm" svg:x="4cm" svg:y="1.5cm">
          <text:p/>
        </draw:rect>
        <draw:frame draw:style-name="gr38" draw:text-style-name="P9" draw:layer="layout" svg:width="2.972cm" svg:height="0.73cm" svg:x="4.028cm" svg:y="1.57cm">
          <draw:text-box>
            <text:p text:style-name="P8"><text:span text:style-name="T6">ROM Bit Pattern</text:span></text:p>
          </draw:text-box>
        </draw:frame>
        <draw:line draw:style-name="gr27" draw:text-style-name="P2" draw:layer="layout" svg:x1="4.5cm" svg:y1="4.6cm" svg:x2="8.501cm" svg:y2="4.6cm">
          <text:p/>
        </draw:line>
        <draw:line draw:style-name="gr3" draw:text-style-name="P2" draw:layer="layout" svg:x1="4.5cm" svg:y1="4.6cm" svg:x2="4.5cm" svg:y2="3.3cm">
          <text:p/>
        </draw:line>
        <draw:frame draw:style-name="gr39" draw:text-style-name="P9" draw:layer="layout" svg:width="1.65cm" svg:height="0.73cm" svg:x="12.508cm" svg:y="15.97cm">
          <draw:text-box>
            <text:p text:style-name="P8"><text:span text:style-name="T6">Bit 0</text:span></text:p>
          </draw:text-box>
        </draw:frame>
        <draw:frame draw:style-name="gr39" draw:text-style-name="P9" draw:layer="layout" svg:width="1.65cm" svg:height="0.73cm" svg:x="12.908cm" svg:y="16.37cm">
          <draw:text-box>
            <text:p text:style-name="P8"><text:span text:style-name="T6">Bit 1</text:span></text:p>
          </draw:text-box>
        </draw:frame>
        <draw:frame draw:style-name="gr39" draw:text-style-name="P9" draw:layer="layout" svg:width="1.65cm" svg:height="0.73cm" svg:x="13.308cm" svg:y="16.77cm">
          <draw:text-box>
            <text:p text:style-name="P8"><text:span text:style-name="T6">Bit 2</text:span></text:p>
          </draw:text-box>
        </draw:frame>
        <draw:frame draw:style-name="gr39" draw:text-style-name="P9" draw:layer="layout" svg:width="1.65cm" svg:height="0.73cm" svg:x="13.708cm" svg:y="17.17cm">
          <draw:text-box>
            <text:p text:style-name="P8"><text:span text:style-name="T6">Bit 3</text:span></text:p>
          </draw:text-box>
        </draw:frame>
        <draw:frame draw:style-name="gr31" draw:text-style-name="P10" draw:layer="layout" svg:width="1.069cm" svg:height="0.73cm" svg:x="16cm" svg:y="13.77cm">
          <draw:text-box>
            <text:p><text:span text:style-name="T6">I0</text:span></text:p>
          </draw:text-box>
        </draw:frame>
        <draw:rect draw:style-name="gr22" draw:text-style-name="P7" draw:layer="layout" svg:width="0.6cm" svg:height="0.6cm" svg:x="15.5cm" svg:y="13.8cm">
          <text:p/>
        </draw:rect>
        <draw:line draw:style-name="gr3" draw:text-style-name="P2" draw:layer="layout" svg:x1="15.5cm" svg:y1="13.8cm" svg:x2="16.1cm" svg:y2="14.4cm">
          <text:p/>
        </draw:line>
        <draw:line draw:style-name="gr3" draw:text-style-name="P2" draw:layer="layout" svg:x1="16.1cm" svg:y1="13.8cm" svg:x2="15.5cm" svg:y2="14.4cm">
          <text:p/>
        </draw:line>
        <draw:rect draw:style-name="gr22" draw:text-style-name="P7" draw:layer="layout" svg:width="0.6cm" svg:height="0.6cm" svg:x="15.5cm" svg:y="14.7cm">
          <text:p/>
        </draw:rect>
        <draw:line draw:style-name="gr3" draw:text-style-name="P2" draw:layer="layout" svg:x1="15.5cm" svg:y1="14.7cm" svg:x2="16.1cm" svg:y2="15.3cm">
          <text:p/>
        </draw:line>
        <draw:line draw:style-name="gr3" draw:text-style-name="P2" draw:layer="layout" svg:x1="16.1cm" svg:y1="14.7cm" svg:x2="15.5cm" svg:y2="15.3cm">
          <text:p/>
        </draw:line>
        <draw:rect draw:style-name="gr22" draw:text-style-name="P7" draw:layer="layout" svg:width="0.6cm" svg:height="0.6cm" svg:x="15.5cm" svg:y="15.6cm">
          <text:p/>
        </draw:rect>
        <draw:line draw:style-name="gr3" draw:text-style-name="P2" draw:layer="layout" svg:x1="15.5cm" svg:y1="15.6cm" svg:x2="16.1cm" svg:y2="16.2cm">
          <text:p/>
        </draw:line>
        <draw:line draw:style-name="gr3" draw:text-style-name="P2" draw:layer="layout" svg:x1="16.1cm" svg:y1="15.6cm" svg:x2="15.5cm" svg:y2="16.2cm">
          <text:p/>
        </draw:line>
        <draw:rect draw:style-name="gr22" draw:text-style-name="P7" draw:layer="layout" svg:width="0.6cm" svg:height="0.6cm" svg:x="15.5cm" svg:y="16.5cm">
          <text:p/>
        </draw:rect>
        <draw:line draw:style-name="gr3" draw:text-style-name="P2" draw:layer="layout" svg:x1="15.5cm" svg:y1="16.5cm" svg:x2="16.1cm" svg:y2="17.1cm">
          <text:p/>
        </draw:line>
        <draw:line draw:style-name="gr3" draw:text-style-name="P2" draw:layer="layout" svg:x1="16.1cm" svg:y1="16.5cm" svg:x2="15.5cm" svg:y2="17.1cm">
          <text:p/>
        </draw:line>
        <draw:frame draw:style-name="gr31" draw:text-style-name="P10" draw:layer="layout" svg:width="1.069cm" svg:height="0.73cm" svg:x="16.001cm" svg:y="14.67cm">
          <draw:text-box>
            <text:p><text:span text:style-name="T6">I1</text:span></text:p>
          </draw:text-box>
        </draw:frame>
        <draw:frame draw:style-name="gr31" draw:text-style-name="P10" draw:layer="layout" svg:width="1.069cm" svg:height="0.73cm" svg:x="16.002cm" svg:y="15.57cm">
          <draw:text-box>
            <text:p><text:span text:style-name="T6">I2</text:span></text:p>
          </draw:text-box>
        </draw:frame>
        <draw:frame draw:style-name="gr31" draw:text-style-name="P10" draw:layer="layout" svg:width="1.069cm" svg:height="0.73cm" svg:x="16.003cm" svg:y="16.47cm">
          <draw:text-box>
            <text:p><text:span text:style-name="T6">I3</text:span></text:p>
          </draw:text-box>
        </draw:frame>
        <draw:line draw:style-name="gr3" draw:text-style-name="P2" draw:layer="layout" svg:x1="14cm" svg:y1="15cm" svg:x2="15.5cm" svg:y2="15cm">
          <text:p/>
        </draw:line>
        <draw:line draw:style-name="gr3" draw:text-style-name="P2" draw:layer="layout" svg:x1="14.4cm" svg:y1="15.9cm" svg:x2="15.5cm" svg:y2="15.9cm">
          <text:p/>
        </draw:line>
        <draw:line draw:style-name="gr3" draw:text-style-name="P2" draw:layer="layout" svg:x1="14.8cm" svg:y1="16.8cm" svg:x2="15.5cm" svg:y2="16.8cm">
          <text:p/>
        </draw:line>
        <draw:line draw:style-name="gr3" draw:text-style-name="P2" draw:layer="layout" svg:x1="13.5cm" svg:y1="14.1cm" svg:x2="15.5cm" svg:y2="14.1cm">
          <text:p/>
        </draw:line>
        <draw:g draw:style-name="gr6">
          <draw:circle draw:style-name="gr29" draw:text-style-name="P12" draw:layer="layout" svg:width="0.16cm" svg:height="0.16cm" svg:x="13.42cm" svg:y="11.42cm">
            <text:p/>
          </draw:circle>
          <draw:rect draw:style-name="gr30" draw:text-style-name="P13" draw:layer="layout" svg:width="0.4cm" svg:height="0.4cm" svg:x="13.3cm" svg:y="11.3cm">
            <text:p/>
          </draw:rect>
        </draw:g>
        <draw:g draw:style-name="gr6">
          <draw:line draw:style-name="gr3" draw:text-style-name="P2" draw:layer="layout" svg:x1="13.2cm" svg:y1="10.6cm" svg:x2="13.8cm" svg:y2="10.9cm">
            <text:p/>
          </draw:line>
          <draw:line draw:style-name="gr3" draw:text-style-name="P2" draw:layer="layout" svg:x1="13.2cm" svg:y1="10.9cm" svg:x2="13.8cm" svg:y2="10.6cm">
            <text:p/>
          </draw:line>
        </draw:g>
        <draw:custom-shape draw:style-name="gr40" draw:text-style-name="P2" draw:layer="layout" svg:width="0.4cm" svg:height="3.3cm" svg:x="16.8cm" svg:y="10.2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range-y-minimum="0" draw:handle-range-y-maximum="5400" draw:handle-position="10800 $0" draw:handle-position-x="10800" draw:handle-position-y="$0"/>
            <draw:handle draw:handle-range-y-minimum="0" draw:handle-range-y-maximum="21600" draw:handle-position="right $1" draw:handle-position-x="right" draw:handle-position-y="$1"/>
          </draw:enhanced-geometry>
        </draw:custom-shape>
        <draw:custom-shape draw:style-name="gr40" draw:text-style-name="P2" draw:layer="layout" svg:width="0.4cm" svg:height="3.3cm" svg:x="16.8cm" svg:y="13.8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range-y-minimum="0" draw:handle-range-y-maximum="5400" draw:handle-position="10800 $0" draw:handle-position-x="10800" draw:handle-position-y="$0"/>
            <draw:handle draw:handle-range-y-minimum="0" draw:handle-range-y-maximum="21600" draw:handle-position="right $1" draw:handle-position-x="right" draw:handle-position-y="$1"/>
          </draw:enhanced-geometry>
        </draw:custom-shape>
        <draw:frame draw:style-name="gr41" draw:text-style-name="P14" draw:layer="layout" svg:width="1.926cm" svg:height="1.521cm" svg:x="17.3cm" svg:y="11cm">
          <draw:text-box>
            <text:p><text:span text:style-name="T8">Output</text:span></text:p>
            <text:p><text:span text:style-name="T8">Port</text:span></text:p>
          </draw:text-box>
        </draw:frame>
        <draw:frame draw:style-name="gr42" draw:text-style-name="P14" draw:layer="layout" svg:width="1.768cm" svg:height="1.521cm" svg:x="17.3cm" svg:y="14.7cm">
          <draw:text-box>
            <text:p><text:span text:style-name="T8">Input</text:span></text:p>
            <text:p><text:span text:style-name="T8">Port</text:span></text:p>
          </draw:text-box>
        </draw:frame>
        <draw:line draw:style-name="gr3" draw:text-style-name="P2" draw:layer="layout" svg:x1="7cm" svg:y1="18.5cm" svg:x2="6cm" svg:y2="18.5cm">
          <text:p/>
        </draw:line>
        <draw:frame draw:style-name="gr43" draw:text-style-name="P9" draw:layer="layout" svg:width="13.4cm" svg:height="0.73cm" svg:x="7cm" svg:y="18.2cm">
          <draw:text-box>
            <text:p text:style-name="P8"><text:span text:style-name="T6">: Expected short-circuit points for metal option</text:span></text:p>
          </draw:text-box>
        </draw:frame>
        <draw:frame draw:style-name="gr44" draw:text-style-name="P15" draw:layer="layout" svg:width="2.595cm" svg:height="0.886cm" svg:x="17.3cm" svg:y="13.114cm">
          <draw:text-box>
            <text:p><text:span text:style-name="T8">Separated</text:span></text:p>
          </draw:text-box>
        </draw:frame>
        <draw:line draw:style-name="gr45" draw:text-style-name="P2" draw:layer="layout" svg:x1="18.2cm" svg:y1="13.1cm" svg:x2="18.2cm" svg:y2="12.3cm">
          <text:p/>
        </draw:line>
        <draw:line draw:style-name="gr45" draw:text-style-name="P2" draw:layer="layout" svg:x1="18.2cm" svg:y1="14cm" svg:x2="18.2cm" svg:y2="14.8cm">
          <text:p/>
        </draw:line>
        <draw:g draw:style-name="gr6">
          <draw:line draw:style-name="gr3" draw:text-style-name="P2" draw:layer="layout" svg:x1="6.1cm" svg:y1="19cm" svg:x2="6.7cm" svg:y2="19.3cm">
            <text:p/>
          </draw:line>
          <draw:line draw:style-name="gr3" draw:text-style-name="P2" draw:layer="layout" svg:x1="6.1cm" svg:y1="19.3cm" svg:x2="6.7cm" svg:y2="19cm">
            <text:p/>
          </draw:line>
        </draw:g>
        <draw:frame draw:style-name="gr46" draw:text-style-name="P9" draw:layer="layout" svg:width="14.4cm" svg:height="0.73cm" svg:x="7cm" svg:y="18.8cm">
          <draw:text-box>
            <text:p text:style-name="P8"><text:span text:style-name="T6">: Designated cut-off points of metal option for port separation</text:span></text:p>
          </draw:text-box>
        </draw:frame>
        <draw:circle draw:style-name="gr22" draw:text-style-name="P7" draw:layer="layout" svg:width="0.4cm" svg:height="0.4cm" svg:x="5.5cm" svg:y="10.8cm">
          <text:p/>
        </draw:circle>
        <draw:circle draw:style-name="gr22" draw:text-style-name="P7" draw:layer="layout" svg:width="0.4cm" svg:height="0.4cm" svg:x="6.1cm" svg:y="10.8cm">
          <text:p/>
        </draw:circle>
        <draw:circle draw:style-name="gr22" draw:text-style-name="P7" draw:layer="layout" svg:width="0.4cm" svg:height="0.4cm" svg:x="8.8cm" svg:y="9cm">
          <text:p/>
        </draw:circle>
        <draw:circle draw:style-name="gr22" draw:text-style-name="P7" draw:layer="layout" svg:width="0.4cm" svg:height="0.4cm" svg:x="8.8cm" svg:y="9.6cm">
          <text:p/>
        </draw:circle>
        <draw:circle draw:style-name="gr22" draw:text-style-name="P7" draw:layer="layout" svg:width="0.4cm" svg:height="0.4cm" svg:x="11.5cm" svg:y="10.3cm">
          <text:p/>
        </draw:circle>
        <draw:circle draw:style-name="gr22" draw:text-style-name="P7" draw:layer="layout" svg:width="0.4cm" svg:height="0.4cm" svg:x="12.1cm" svg:y="10.3cm">
          <text:p/>
        </draw:circl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Black1" svg:font-family="'Arial Black'" style:font-pitch="variable"/>
    <style:font-face style:name="Arial Unicode MS" svg:font-family="'Arial Unicode MS'" style:font-family-generic="system" style:font-pitch="variable"/>
    <style:font-face style:name="Arial1" svg:font-family="Arial" style:font-family-generic="system" style:font-pitch="variable"/>
    <style:font-face style:name="Courier New" svg:font-family="'Courier New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JP" svg:font-family="'Noto Sans JP'" style:font-family-generic="system" style:font-pitch="variable"/>
    <style:font-face style:name="Tahoma" svg:font-family="Tahoma" style:font-family-generic="system" style:font-pitch="variable"/>
    <style:font-face style:name="ヒラギノ明朝 ProN" svg:font-family="'ヒラギノ明朝 ProN'" style:font-family-generic="system" style:font-pitch="variable"/>
    <style:font-face style:name="メイリオ" svg:font-family="メイリオ" style:font-pitch="variable"/>
    <style:font-face style:name="ＭＳ Ｐ明朝" svg:font-family="'ＭＳ Ｐ明朝'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塗りつぶし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塗りつぶし_20__ff08_青_ff09_" draw:display-name="塗りつぶし （青）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塗りつぶし_ff08_緑_ff09_" draw:display-name="塗りつぶし（緑）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塗りつぶし_ff08_赤_ff09_" draw:display-name="塗りつぶし（赤）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塗りつぶし_ff08_黄_ff09_" draw:display-name="塗りつぶし（黄）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marker draw:name="Arrow" svg:viewBox="0 0 20 30" svg:d="M10 0l-10 30h20z"/>
    <draw:marker draw:name="線の終点_20_1" draw:display-name="線の終点 1" svg:viewBox="0 0 20 20" svg:d="M0 20l10-20 10 20z"/>
    <draw:marker draw:name="線の終点_20_2" draw:display-name="線の終点 2" svg:viewBox="0 0 20 20" svg:d="M0 20l10-20 10 20z"/>
    <draw:marker draw:name="線の終点_20_3" draw:display-name="線の終点 3" svg:viewBox="0 0 20 20" svg:d="M0 20l10-20 10 20z"/>
    <draw:marker draw:name="線の終点_20_4" draw:display-name="線の終点 4" svg:viewBox="0 0 20 20" svg:d="M0 20l10-20 10 20z"/>
    <draw:marker draw:name="線の終点_20_5" draw:display-name="線の終点 5" svg:viewBox="0 0 20 40" svg:d="M0 40l10-40 10 40z"/>
    <draw:marker draw:name="線の終点_20_6" draw:display-name="線の終点 6" svg:viewBox="0 0 20 20" svg:d="M0 20l10-20 10 20z"/>
    <draw:stroke-dash draw:name="Dash_20__28_Rounded_29_" draw:display-name="Dash (Rounded)" draw:style="round" draw:dots1="1" draw:dots1-length="201%" draw:distance="199%"/>
    <draw:stroke-dash draw:name="Dash_20_Dot_20_1" draw:display-name="Dash Dot 1" draw:style="rect" draw:dots1="1" draw:dots1-length="0.02cm" draw:dots2="1" draw:dots2-length="0.02cm" draw:distance="0.02cm"/>
    <draw:stroke-dash draw:name="Double_20_Dash" draw:display-name="Double Dash" draw:style="rect" draw:dots1="1" draw:dots1-length="800%" draw:distance="300%"/>
    <draw:stroke-dash draw:name="Fine_20_Dashed" draw:display-name="Fine Dashed" draw:style="rect" draw:dots1="1" draw:dots1-length="197%" draw:distance="197%"/>
    <draw:stroke-dash draw:name="Long_20_Dash" draw:display-name="Long Dash" draw:style="rect" draw:dots1="1" draw:dots1-length="400%" draw:distance="300%"/>
    <draw:stroke-dash draw:name="Long_20_Dash_20__28_Rounded_29_" draw:display-name="Long Dash (Rounded)" draw:style="round" draw:dots1="1" draw:dots1-length="301%" draw:distance="399%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ＭＳ Ｐ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cm" svg:stroke-color="#3465a4" draw:marker-start-width="0.2cm" draw:marker-start-center="false" draw:marker-end-width="0.2cm" draw:marker-end-center="false" draw:fill="solid" draw:fill-color="#729fcf" draw:textarea-horizontal-align="justify" draw:auto-grow-height="false" draw:fit-to-size="false" style:shrink-to-fit="true" fo:padding-top="0.125cm" fo:padding-bottom="0.125cm" fo:padding-left="0.25cm" fo:padding-right="0.25cm" fo:wrap-option="no-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ヒラギノ明朝 ProN" style:font-family-asian="'ヒラギノ明朝 ProN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Outlined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Outlined">
      <style:graphic-properties draw:stroke="dash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bg-none" style:family="table-cell" style:parent-style-name="default">
      <loext:graphic-properties draw:fill="none"/>
      <style:paragraph-properties fo:border="0.28pt solid #000000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JP" style:font-family-asian="'Noto Sans JP'" style:font-family-generic-asian="system" style:font-pitch-asian="variable" style:font-size-asian="18pt" style:font-name-complex="Arial1" style:font-family-complex="Arial" style:font-family-generic-complex="system" style:font-pitch-complex="variable" style:font-size-complex="18pt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16-08-11T23:04:07.687932000</meta:creation-date>
    <dc:date>2025-07-29T20:23:27.123000800</dc:date>
    <meta:editing-duration>PT19H1M9S</meta:editing-duration>
    <meta:editing-cycles>98</meta:editing-cycles>
    <meta:generator>LibreOffice/25.2.4.3$Windows_X86_64 LibreOffice_project/33e196637044ead23f5c3226cde09b47731f7e27</meta:generator>
    <meta:document-statistic meta:object-count="534"/>
  </office:meta>
</office:document-meta>
</file>